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justify" style:justify-single-word="false"/>
      <style:text-properties officeooo:paragraph-rsid="000cbadb"/>
    </style:style>
    <style:style style:name="P2" style:family="paragraph" style:parent-style-name="Heading_20_2">
      <style:text-properties officeooo:paragraph-rsid="000cbadb"/>
    </style:style>
    <style:style style:name="P3" style:family="paragraph" style:parent-style-name="Heading_20_3">
      <style:text-properties fo:color="#00a933" loext:opacity="100%" fo:font-size="12pt" officeooo:paragraph-rsid="000cbadb" style:font-size-asian="12pt" style:font-size-complex="12pt"/>
    </style:style>
    <style:style style:name="P4" style:family="paragraph" style:parent-style-name="Heading_20_3">
      <style:text-properties officeooo:paragraph-rsid="000cbadb"/>
    </style:style>
    <style:style style:name="P5" style:family="paragraph" style:parent-style-name="Standard">
      <style:text-properties officeooo:paragraph-rsid="000cbadb"/>
    </style:style>
    <style:style style:name="P6" style:family="paragraph" style:parent-style-name="Text_20_body" style:list-style-name="L9">
      <style:text-properties fo:color="#00a933" loext:opacity="100%" fo:font-size="12pt" officeooo:paragraph-rsid="000cbadb" style:font-size-asian="12pt" style:font-size-complex="12pt"/>
    </style:style>
    <style:style style:name="P7" style:family="paragraph" style:parent-style-name="Text_20_body">
      <style:text-properties fo:color="#00a933" loext:opacity="100%" fo:font-size="12pt" officeooo:paragraph-rsid="000cbadb" style:font-size-asian="12pt" style:font-size-complex="12pt"/>
    </style:style>
    <style:style style:name="P8" style:family="paragraph" style:parent-style-name="Text_20_body" style:list-style-name="L1">
      <style:text-properties officeooo:paragraph-rsid="000cbadb"/>
    </style:style>
    <style:style style:name="P9" style:family="paragraph" style:parent-style-name="Text_20_body" style:list-style-name="L10">
      <style:text-properties officeooo:paragraph-rsid="000cbadb"/>
    </style:style>
    <style:style style:name="P10" style:family="paragraph" style:parent-style-name="Text_20_body" style:list-style-name="L11">
      <style:text-properties officeooo:paragraph-rsid="000cbadb"/>
    </style:style>
    <style:style style:name="P11" style:family="paragraph" style:parent-style-name="Text_20_body" style:list-style-name="L12">
      <style:text-properties officeooo:paragraph-rsid="000cbadb"/>
    </style:style>
    <style:style style:name="P12" style:family="paragraph" style:parent-style-name="Text_20_body" style:list-style-name="L13">
      <style:text-properties officeooo:paragraph-rsid="000cbadb"/>
    </style:style>
    <style:style style:name="P13" style:family="paragraph" style:parent-style-name="Text_20_body" style:list-style-name="L14">
      <style:text-properties officeooo:paragraph-rsid="000cbadb"/>
    </style:style>
    <style:style style:name="P14" style:family="paragraph" style:parent-style-name="Text_20_body" style:list-style-name="L15">
      <style:text-properties officeooo:paragraph-rsid="000cbadb"/>
    </style:style>
    <style:style style:name="P15" style:family="paragraph" style:parent-style-name="Text_20_body">
      <style:text-properties officeooo:paragraph-rsid="000cbadb"/>
    </style:style>
    <style:style style:name="T1" style:family="text">
      <style:text-properties fo:color="#00a933" loext:opacity="100%"/>
    </style:style>
    <style:style style:name="T2" style:family="text">
      <style:text-properties fo:color="#00a933" loext:opacity="100%" fo:font-size="12pt" style:font-size-asian="12pt" style:font-size-complex="12pt"/>
    </style:style>
    <style:style style:name="T3" style:family="text">
      <style:text-properties fo:color="#00a933" loext:opacity="100%" fo:font-size="12pt" officeooo:rsid="000c6d35" style:font-size-asian="12pt" style:font-size-complex="12pt"/>
    </style:style>
    <style:style style:name="T4" style:family="text">
      <style:text-properties fo:color="#00a933" loext:opacity="100%" fo:font-size="12pt" officeooo:rsid="000b190d" style:font-size-asian="12pt" style:font-size-complex="12pt"/>
    </style:style>
    <style:style style:name="T5" style:family="text">
      <style:text-properties fo:color="#00a933" loext:opacity="100%" fo:font-size="12pt" officeooo:rsid="0018187b" style:font-size-asian="12pt" style:font-size-complex="12pt"/>
    </style:style>
    <style:style style:name="T6" style:family="text">
      <style:text-properties fo:color="#00a933" loext:opacity="100%" fo:font-size="12pt" officeooo:rsid="0019e7c7" style:font-size-asian="12pt" style:font-size-complex="12pt"/>
    </style:style>
    <style:style style:name="T7" style:family="text">
      <style:text-properties fo:color="#00a933" loext:opacity="100%" fo:font-size="12pt" officeooo:rsid="001872de" style:font-size-asian="12pt" style:font-size-complex="12pt"/>
    </style:style>
    <style:style style:name="T8" style:family="text">
      <style:text-properties fo:color="#00a933" loext:opacity="100%" fo:font-size="12pt" fo:font-weight="normal" officeooo:rsid="0011af18" style:font-size-asian="12pt" style:font-weight-asian="normal" style:font-size-complex="12pt" style:font-weight-complex="normal"/>
    </style:style>
    <style:style style:name="T9" style:family="text">
      <style:text-properties fo:color="#00a933" loext:opacity="100%" fo:font-size="12pt" fo:font-weight="normal" officeooo:rsid="0018187b" style:font-size-asian="12pt" style:font-weight-asian="normal" style:font-size-complex="12pt" style:font-weight-complex="normal"/>
    </style:style>
    <style:style style:name="T10" style:family="text">
      <style:text-properties fo:color="#00a933" loext:opacity="100%" fo:font-size="12pt" fo:font-weight="bold" officeooo:rsid="0019e7c7" style:font-size-asian="12pt" style:font-weight-asian="bold" style:font-size-complex="12pt" style:font-weight-complex="bold"/>
    </style:style>
    <style:style style:name="T11" style:family="text">
      <style:text-properties officeooo:rsid="0011af18"/>
    </style:style>
    <style:style style:name="T12" style:family="text">
      <style:text-properties officeooo:rsid="00121b50"/>
    </style:style>
    <style:style style:name="T13" style:family="text">
      <style:text-properties officeooo:rsid="0012ee10"/>
    </style:style>
    <style:style style:name="T14" style:family="text">
      <style:text-properties officeooo:rsid="0013f3a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The logic of mixed methods adopted here is not eclectic but necessary. Quantitative instruments—including structured surveys and diagnostic distribution data—were deployed to trace the prevalence and professional beliefs surrounding contested psychiatric practices. Qualitative instruments, such as open-ended surveys, vignettes, participant observation, institutional ethnography, and the systematic recording of interactions with professionals, administrators, and public bodies, were used to access the symbolic, normative, and discursive layers of psychiatric power. Legal and regulatory frameworks were analyzed as structural variables, identifying both normative foundations and their collapse under real-world institutional behavior. Each layer of data was triangulated not only across sources, but across epistemic levels: individual narrative, professional ideology, institutional pattern, and regulatory regime. This design allowed for the detection of structural dissonance: gaps between declared principles and operational reality, between legal mandate and clinical implementation, and between public discourse and private coercion.</text:span></text:p>
      <text:p text:style-name="P7">Action-research provided the foundational ethical structure of the project. Rooted in a critical medical anthropology tradition, it required the researcher to maintain continuous accountability to those directly affected by psychiatric harm, including service users, survivors, and marginalized professionals. This orientation reversed the conventional logic of institutional research, which privileges gatekeepers, clinicians, or administrators as primary sources of validation. Here, validation came from below—from the coherence and recurrence of lived accounts, from the capacity of field actors to recognize the truth of documented dynamics, and from the catalytic effect the research had in enabling reflection, resistance, and realignment among those previously silenced. Far from disqualifying the work on the grounds of involvement, this embedded presence served as epistemic and ethical guarantee: the research design could not abstract away from the realities it documented because the researcher was never permitted to stand outside them.</text:p>
      <text:p text:style-name="P7">The scope of action-research was operationalized through direct engagement in teaching programs, reform-oriented clinical initiatives, international scientific collaborations, institutional visits, advocacy networks, and implementation efforts in university, hospital, and civil society settings. These engagements—always grounded in the dual purpose of evidence generation and structural repair—produced both empirical material and practical validation of the findings. The systems under study repeatedly demonstrated a pattern: when professional responsibility was exercised in defense of patient rights, legal clarity, or institutional transparency, the actors involved were not supported but isolated, marginalized, or punished. The researcher’s own trajectory followed this same path, confirming in real time the thesis's central diagnostic premise: that ethical practice in psychiatry is neither structurally supported nor systematically protected, and that the appearance of care frequently masks the reproduction of dominance.</text:p>
      <text:p text:style-name="P7">Research was conducted under <text:span text:style-name="T11">persistent and worsening</text:span> obstruction, including bureaucratic denial of information, <text:span text:style-name="T11">loathing against myself and my work, harassment, willful ignorance of my reports and calls for help, </text:span>institutional non-response, hostile reinterpretation of <text:span text:style-name="T12">duty and </text:span>ethical mandates, pathologization of <text:span text:style-name="T13">research and higher </text:span>insight, <text:span text:style-name="T14">denial </text:span>and the refusal of protection even in contexts of documented violence. These conditions were not external to the research—they were constitutive of the field and must be read as such. The thesis explicitly rejects the notion that ethical and scientific integrity are guaranteed by the absence of adversity. On the contrary, the presence of retaliation against ethical inquiry serves as empirical confirmation of the system’s dysfunction. Where researchers must hide, dilute, or self-censor to avoid harm, there is no real ethics, only the simulation of one. Where inquiry requires fear management, exit plans, and the constant <text:soft-page-break/>recalibration of truth-telling to avoid escalation, research becomes a form of civil resistance. This project embraces that condition and documents it accordingly.</text:p>
      <text:p text:style-name="P7">The research design also operated under the principle of forensic clarity. Methodology here is not only an instrument of exploration—it is a mechanism for producing evidence that can withstand scrutiny across legal, scientific, and professional domains. The survey instruments were peer-reviewed, iteratively validated, and disseminated through institutional and grassroots networks; the fieldwork was conducted in direct coordination with formal academic partners and research actions; the documented obstructions were recorded with dates, witnesses, and corroborating materials. Every component of the methodology is auditable—not because it follows protocol, but because it exposes protocol failure.</text:p>
      <text:p text:style-name="P7">In the final analysis, this research design serves both as a vehicle for truth and as a mirror of its conditions of possibility. It shows that shared decision-making, non-coercive care, and ethical psychiatry are not delayed by resource scarcity or technical ambiguity. They are delayed—or actively prevented—by professionals and institutions who lack the will, the maturity, or the ethical coherence to implement them. The methods employed in this thesis are not exceptional. What is exceptional is that they had to be deployed under threat, without protection, and in defiance of systems designed to suppress the very truths they reveal. This chapter is not only a presentation of methods—it is a map of structural cowardice and scientific resistance.</text:p>
      <text:h text:style-name="P1" text:outline-level="2"><text:span text:style-name="Strong_20_Emphasis"><text:span text:style-name="T2">2.2. Operational Framework and Scientific Orientation</text:span></text:span></text:h>
      <text:p text:style-name="P7">The operational framework of this research is grounded in the epistemological and ethical commitments of medical anthropology, critical psychiatry, legal ethnography, and cognitive social science. Its logic combines emic and etic registers to articulate both the subjective experience of psychiatric violence and the external institutional and legal mechanisms that sustain it. The distinction is not merely analytic: it underpins the methodological refusal to reduce suffering to personal tragedy or to elevate professional discourse as inherently legitimate. Instead, the framework insists on a multi-layered reading of psychiatric systems as symbolic, institutional, and political structures that are historically and relationally shaped.</text:p>
      <text:p text:style-name="P15"><text:span text:style-name="T2">Emic knowledge was privileged throughout the research process—not as confession, but as </text:span><text:span text:style-name="Strong_20_Emphasis"><text:span text:style-name="T2">expertise grounded in harm</text:span></text:span><text:span text:style-name="T2">. The accounts of those subjected to misdiagnosis, coercive treatment, institutional abandonment, and narrative erasure were not treated as qualitative anecdotes but as central epistemic material. These accounts were elicited through structured open-ended surveys, field observation, and continuous participation in clinical, academic, and advocacy spaces. Their validity was not judged by external coherence but by </text:span><text:span text:style-name="Strong_20_Emphasis"><text:span text:style-name="T2">internal consistency, convergence across sources, and structural correspondence</text:span></text:span><text:span text:style-name="T2"> with documented policies, outcomes, and professional conduct.</text:span></text:p>
      <text:p text:style-name="P15"><text:span text:style-name="T2">Etic analysis was used to situate these testimonies within broader regimes of power: clinical hierarchies, legal frameworks, ethical codes, and international human rights obligations. The framework aligns with traditions of critical ethnography (Scheper-Hughes, 1992) and legal anthropology (Merry, 2006), which reject the pretense of neutrality in the face of institutional harm and recognize that </text:span><text:span text:style-name="Strong_20_Emphasis"><text:span text:style-name="T2">research must engage the legal and structural realities that determine whose pain is acknowledged and whose is pathologized</text:span></text:span><text:span text:style-name="T2">. This dual register enables the thesis to maintain descriptive fidelity to lived reality while positioning its findings within actionable policy and legal discourse.</text:span></text:p>
      <text:p text:style-name="P15"><text:soft-page-break/><text:span text:style-name="T2">Central to the operational logic is the recognition that </text:span><text:span text:style-name="Strong_20_Emphasis"><text:span text:style-name="T2">ethics has been co-opted and weaponized</text:span></text:span><text:span text:style-name="T2"> across psychiatric systems. Rather than functioning as a protective framework for patients and professionals, ethics often operates as a </text:span><text:span text:style-name="Strong_20_Emphasis"><text:span text:style-name="T2">defensive instrument for institutions</text:span></text:span><text:span text:style-name="T2">. Ethics committees, review boards, and consent procedures were repeatedly documented as tools to block inquiry, silence dissent, and shield those in power from scrutiny. This pattern aligns with a broader critique in bioethics (Hoeyer et al., 2019), which identifies the bureaucratization of ethics as a mechanism of power maintenance, rather than protection. In contexts where violence is normalized, ethical discourse becomes an instrument of concealment, and the claim to be acting “ethically” serves as insulation against accountability.</text:span></text:p>
      <text:p text:style-name="P15"><text:span text:style-name="T2">To resist this inversion, the research adopts a </text:span><text:span text:style-name="Strong_20_Emphasis"><text:span text:style-name="T2">methodological asymmetry</text:span></text:span><text:span text:style-name="T2">: it prioritizes the speech and insight of those harmed over the formal rationalizations of those who maintain power. This is not a violation of fairness, but a correction of epistemic distortion. Psychiatric systems routinely invert the burden of proof—requiring victims to demonstrate harm while excusing institutions from demonstrating care. The operational framework thus commits to </text:span><text:span text:style-name="Strong_20_Emphasis"><text:span text:style-name="T2">asymmetric listening</text:span></text:span><text:span text:style-name="T2"> as a form of scientific justice, in which those who are structurally disqualified from institutional legitimacy are reinstated as authoritative witnesses to the system’s operation.</text:span></text:p>
      <text:p text:style-name="P15"><text:span text:style-name="T2">This epistemic stance requires methodological vigilance against simulation. Psychiatric and academic systems are saturated with </text:span><text:span text:style-name="Strong_20_Emphasis"><text:span text:style-name="T2">performative narratives</text:span></text:span><text:span text:style-name="T2">: individuals who adopt the language of victimhood or reform while serving to reinforce the status quo. The research distinguishes between these and structurally anchored testimonies through triangulation, embedded observation, and structural corroboration. Speech alone is insufficient; speech must correspond to structural location, consequence, and systemic constraint. The </text:span><text:span text:style-name="Strong_20_Emphasis"><text:span text:style-name="T2">difference between a vulnerable speaker and a simulated one lies in what happens when they speak</text:span></text:span><text:span text:style-name="T2">: one is punished, the other promoted. That differential is itself data.</text:span></text:p>
      <text:p text:style-name="P15"><text:span text:style-name="T2">The framework is also reflexively designed to detect </text:span><text:span text:style-name="Strong_20_Emphasis"><text:span text:style-name="T2">narrative appropriation</text:span></text:span><text:span text:style-name="T2">, whereby institutional actors adopt survivor language to reinforce their legitimacy without altering their practices. This was frequently observed in Open Dialogue forums, co-production initiatives, and professional discourses on “lived experience.” The thesis identifies these maneuvers not as missteps but as </text:span><text:span text:style-name="Strong_20_Emphasis"><text:span text:style-name="T2">strategic absorptions</text:span></text:span><text:span text:style-name="T2">, where the danger of reform is neutralized through symbolic inclusion that leaves coercive structures intact. This methodological insight is central to understanding why legal and ethical reforms often fail to produce systemic change: they are </text:span><text:span text:style-name="Strong_20_Emphasis"><text:span text:style-name="T2">co-opted at the point of implementation</text:span></text:span><text:span text:style-name="T2"> by actors who mimic compliance while preserving hierarchy.</text:span></text:p>
      <text:p text:style-name="P15"><text:span text:style-name="T2">The cognitive framing of this work is informed by embodied cognition and social learning theory, particularly in how beliefs and behaviors are shaped by institutional incentives and punishment structures (Bandura, 1986; Lakoff &amp; Johnson, 1999). Psychiatric professionals, far from being neutral agents, operate within tightly regulated ecosystems where epistemic conformity, loyalty to institutional norms, and avoidance of moral conflict are rewarded. The framework incorporates this understanding not to excuse professional behavior, but to map the terrain on which truth and falsity circulate as </text:span><text:span text:style-name="Strong_20_Emphasis"><text:span text:style-name="T2">socially policed currencies</text:span></text:span><text:span text:style-name="T2">, not purely informational phenomena.</text:span></text:p>
      <text:p text:style-name="P15"><text:span text:style-name="T2">In integrating these logics, the operational framework positions the thesis as a scientific ethnography of institutional systems under collapse—not due to failure of knowledge, but due to </text:span><text:span text:style-name="Strong_20_Emphasis"><text:span text:style-name="T2">coordinated refusal of ethical responsibility</text:span></text:span><text:span text:style-name="T2">. The goal is not to describe these systems as aberrant, but to diagnose how they reproduce themselves despite their disavowed violence. The framework </text:span><text:soft-page-break/><text:span text:style-name="T2">thus allows the research to move beyond individual critique and into systemic analysis: a diagnosis not only of pathological care, but of </text:span><text:span text:style-name="Strong_20_Emphasis"><text:span text:style-name="T2">pathological systems of care</text:span></text:span><text:span text:style-name="T2">, and of the social, legal, and professional machinery that allows them to persist.</text:span></text:p>
      <text:p text:style-name="P7"/>
      <text:h text:style-name="P2" text:outline-level="2"><text:span text:style-name="Strong_20_Emphasis"><text:span text:style-name="T2">2.3.</text:span></text:span><text:span text:style-name="Strong_20_Emphasis"><text:span text:style-name="T3">1.</text:span></text:span><text:span text:style-name="Strong_20_Emphasis"><text:span text:style-name="T2"> National Schizophrenia </text:span></text:span><text:span text:style-name="Strong_20_Emphasis"><text:span text:style-name="T4">inquiry </text:span></text:span><text:span text:style-name="Strong_20_Emphasis"><text:span text:style-name="T2">in Spain (20</text:span></text:span><text:span text:style-name="Strong_20_Emphasis"><text:span text:style-name="T4">18</text:span></text:span><text:span text:style-name="Strong_20_Emphasis"><text:span text:style-name="T2">–2025)</text:span></text:span></text:h>
      <text:p text:style-name="P15"><text:span text:style-name="T2">This first survey forms the methodological and ethical foundation of the thesis. It was developed as a culturally and legally adapted instrument based on the </text:span><text:span text:style-name="Strong_20_Emphasis"><text:span text:style-name="T2">UK’s Schizophrenia Inquiry</text:span></text:span><text:span text:style-name="T2">, launched in 2012 by the charity Rethink Mental Illness and culminating in the </text:span><text:span text:style-name="Emphasis"><text:span text:style-name="T2">Schizophrenia Commission Report: The Abandoned Illness</text:span></text:span><text:span text:style-name="T2">. The original inquiry gathered thousands of accounts from patients, family members, clinicians, and researchers to assess the harms caused by the schizophrenia label and to explore reform pathways grounded in recovery, rights, and patient autonomy. That initiative, grounded in public testimony and structural critique, became a referent for international diagnostic reform efforts .</text:span></text:p>
      <text:p text:style-name="P15"><text:span text:style-name="T2">Your adaptation translated the inquiry’s logic into the Spanish sociomedical and legal context, emphasizing informed consent, diagnostic transparency, and long-term outcomes of labeling. The Spanish version was launched </text:span><text:span text:style-name="Strong_20_Emphasis"><text:span text:style-name="T2">independently</text:span></text:span><text:span text:style-name="T2">, prior to formal PhD enrollment, and disseminated through </text:span><text:span text:style-name="Strong_20_Emphasis"><text:span text:style-name="T2">a dual strategy</text:span></text:span><text:span text:style-name="T2">: thousands of </text:span><text:span text:style-name="Strong_20_Emphasis"><text:span text:style-name="T2">postal mailings</text:span></text:span><text:span text:style-name="T2"> to public mental health centers, psychiatric hospitals, and professional associations, and an </text:span><text:span text:style-name="Strong_20_Emphasis"><text:span text:style-name="T2">online open-source distribution model</text:span></text:span><text:span text:style-name="T2"> using ethically secure, </text:span><text:span text:style-name="Strong_20_Emphasis"><text:span text:style-name="T2">non-commercial survey tools</text:span></text:span><text:span text:style-name="T2"> compliant with open science standards. The choice of free and open-source platforms (such as LimeSurvey and Framaforms) reinforced your commitment to </text:span><text:span text:style-name="Strong_20_Emphasis"><text:span text:style-name="T2">transparency, participant privacy, reproducibility, and accessibility</text:span></text:span><text:span text:style-name="T2">, aligning with best practices in participatory research and rights-based inquiry.</text:span></text:p>
      <text:p text:style-name="P7">The survey instrument combined structured quantitative sections with open narrative responses. Its structure was grounded in three intersecting aims:</text:p>
      <text:list text:style-name="L1">
        <text:list-item>
          <text:p text:style-name="P8"><text:span text:style-name="Strong_20_Emphasis"><text:span text:style-name="T2">To document current diagnostic practices</text:span></text:span><text:span text:style-name="T2"> in Spain, including whether and how professionals communicate diagnoses, respect legal obligations of information provision, and justify clinical decisions.</text:span></text:p>
        </text:list-item>
        <text:list-item>
          <text:p text:style-name="P8"><text:span text:style-name="Strong_20_Emphasis"><text:span text:style-name="T2">To capture user and family experience</text:span></text:span><text:span text:style-name="T2"> of receiving a schizophrenia diagnosis—especially whether the label was perceived as harmful, disempowering, or irreversible.</text:span></text:p>
        </text:list-item>
        <text:list-item>
          <text:p text:style-name="P8"><text:span text:style-name="Strong_20_Emphasis"><text:span text:style-name="T2">To examine structural patterns</text:span></text:span><text:span text:style-name="T2"> across institutions, including potential correlations between institutional type and degree of coercion, opacity, or diagnostic rigidity.</text:span></text:p>
        </text:list-item>
      </text:list>
      <text:p text:style-name="P7">The survey was developed iteratively, refined through pilot testing and cognitive walkthroughs with both professionals and survivors. The final instrument comprised:</text:p>
      <text:list text:style-name="L9">
        <text:list-item>
          <text:p text:style-name="P6">Multiple-choice and Likert-scale items assessing beliefs, practices, and outcomes.</text:p>
        </text:list-item>
        <text:list-item>
          <text:p text:style-name="P6">Free-text fields enabling participants to describe the context and consequences of diagnosis.</text:p>
        </text:list-item>
        <text:list-item>
          <text:p text:style-name="P6">Legal vignettes designed to surface awareness (or lack thereof) of patient rights and professional obligations.</text:p>
        </text:list-item>
      </text:list>
      <text:p text:style-name="P15"><text:span text:style-name="T2">Because the instrument was open and not limited to a specific recruitment list, precise response counts are unavailable. However, the response volume—estimated in the </text:span><text:span text:style-name="Strong_20_Emphasis"><text:span text:style-name="T2">low thousands</text:span></text:span><text:span text:style-name="T2">—and </text:span><text:soft-page-break/><text:span text:style-name="T2">distribution across user groups made it </text:span><text:span text:style-name="Strong_20_Emphasis"><text:span text:style-name="T2">one of the largest diagnostic-focused testimonies ever assembled in Spain</text:span></text:span><text:span text:style-name="T2">. Responses were collected gradually, with major analytical work conducted in 2025 as part of the doctoral investigation.</text:span></text:p>
      <text:p text:style-name="P7">Key thematic findings, to be developed in Chapter 3, include:</text:p>
      <text:list text:style-name="L10">
        <text:list-item>
          <text:p text:style-name="P9"><text:span text:style-name="Strong_20_Emphasis"><text:span text:style-name="T2">Systematic absence of informed consent</text:span></text:span><text:span text:style-name="T2"> in diagnostic delivery.</text:span></text:p>
        </text:list-item>
        <text:list-item>
          <text:p text:style-name="P9"><text:span text:style-name="Strong_20_Emphasis"><text:span text:style-name="T2">Perceived finality</text:span></text:span><text:span text:style-name="T2"> of the schizophrenia label, often accompanied by prognostic despair and lack of treatment alternatives.</text:span></text:p>
        </text:list-item>
        <text:list-item>
          <text:p text:style-name="P9"><text:span text:style-name="Strong_20_Emphasis"><text:span text:style-name="T2">Use of diagnosis as containment</text:span></text:span><text:span text:style-name="T2">, to suppress dissent, medicate without dialogue, or justify exclusion.</text:span></text:p>
        </text:list-item>
        <text:list-item>
          <text:p text:style-name="P9"><text:span text:style-name="Strong_20_Emphasis"><text:span text:style-name="T2">Moral distress</text:span></text:span><text:span text:style-name="T2"> among professionals who acknowledge the harms but feel institutionally constrained.</text:span></text:p>
        </text:list-item>
        <text:list-item>
          <text:p text:style-name="P9"><text:span text:style-name="Strong_20_Emphasis"><text:span text:style-name="T2">Absence of legal knowledge</text:span></text:span><text:span text:style-name="T2"> among both users and providers regarding the procedural and informational rights tied to diagnosis.</text:span></text:p>
        </text:list-item>
      </text:list>
      <text:p text:style-name="P15"><text:span text:style-name="T2">These findings confirm that schizophrenia in the Spanish mental health system functions not merely as a clinical category but as a </text:span><text:span text:style-name="Strong_20_Emphasis"><text:span text:style-name="T2">social inscription of exclusion</text:span></text:span><text:span text:style-name="T2">. The diagnosis often terminates dialogical care, prescribes lifelong pharmacological control, and redefines the person within a framework of chronicity, risk, and unrecoverability. Despite Spain’s legal frameworks mandating informed consent, patient education, and least-restrictive alternatives, the survey exposed a pattern of </text:span><text:span text:style-name="Strong_20_Emphasis"><text:span text:style-name="T2">de facto illegality cloaked in clinical normality</text:span></text:span><text:span text:style-name="T2">.</text:span></text:p>
      <text:p text:style-name="P15"><text:span text:style-name="T2">The forensic value of this instrument lies in its scale, its methodological rigor, and its capacity to </text:span><text:span text:style-name="Strong_20_Emphasis"><text:span text:style-name="T2">democratize knowledge production</text:span></text:span><text:span text:style-name="T2">, bringing forth narratives usually filtered or erased by institutional intermediaries. Its open-access publication, compatibility with reproducible data standards, and influence on subsequent debates within European and international networks—including its indirect contribution to ISSP Global’s decision to revise its terminology and public stance on psychiatric diagnoses—attest to its structural impact and scientific significance.</text:span></text:p>
      <text:p text:style-name="P15"><text:span text:style-name="T2">This survey thus anchors the thesis as both a national inquiry into clinical practice and a contribution to the international evidence base documenting the </text:span><text:span text:style-name="Strong_20_Emphasis"><text:span text:style-name="T2">epistemic and ethical collapse of diagnostic psychiatry as currently practiced</text:span></text:span><text:span text:style-name="T2">.</text:span></text:p>
      <text:h text:style-name="P3" text:outline-level="3">2.3.2. Survey on Open Dialogue: Methods and Foundational Rationale</text:h>
      <text:p text:style-name="P15"><text:span text:style-name="T2">The second survey integrated in this thesis aimed to assess the extent of knowledge, formal training, attitudes, and practical implementation of the Open Dialogue (OD) approach across diverse sectors of the Spanish mental health field. This inquiry emerged in response to growing international interest in OD as a rights-based, dialogical, and non-coercive model of psychiatric care, and the simultaneous lack of empirical documentation regarding its status, diffusion, and reception in Spain. The survey design followed a multi-actor inclusion strategy and was collaboratively developed and implemented, resulting in a peer-reviewed publication in </text:span><text:span text:style-name="Emphasis"><text:span text:style-name="T2">Frontiers in Psychology</text:span></text:span><text:span text:style-name="T2"> under the title </text:span><text:span text:style-name="Emphasis"><text:span text:style-name="T2">Open Dialogue in Spain: an initial survey of knowledge and perspectives</text:span></text:span><text:span text:style-name="T2"> (Henning et al., 2023).</text:span></text:p>
      <text:p text:style-name="P7">The methodological strategy was based on a targeted yet inclusive digital outreach, employing a combination of purposive and snowball sampling through professional, academic, and advocacy networks. The survey was directed to six predefined respondent groups: persons with lived <text:soft-page-break/>experience of mental health care, family members or carers, mental health professionals, public sector administrators or professionals in associative networks exposed to OD, university educators, and students. The inclusion criteria were intentionally broad in order to capture a maximum diversity of perspectives while maintaining relevance to the field of implementation and reflection. No exclusion was applied based on age, diagnosis, or professional title.</text:p>
      <text:p text:style-name="P7">The instrument itself was implemented through an online form using a secure Google platform with protections against duplication, while respecting anonymity and data integrity. The structure of the questionnaire combined demographic items with both closed and open-ended questions addressing key domains: level of familiarity with the OD model, degree and modality of training received, extent and nature of its implementation in local settings, and prior participation in OD-informed practices. The final open field enabled respondents to reflect freely on the current situation of Open Dialogue in Spain, which allowed for a complementary qualitative analysis grounded in the first-person experiential register.</text:p>
      <text:p text:style-name="P7">Dissemination channels included direct mailing to professional and academic contacts, publication through OD-related forums and platforms, and digital circulation across curated social and institutional networks. These included coordination groups linked to the early implementation of OD pilot programs, Open Dialogue peer-led networks, professional mailing lists, and student interest groups. The ethical approval for the study was obtained from the Bioethics Committee of the University of Almería, under protocol UALBIO2021/013, ensuring adherence to standards of transparency, informed consent, and responsible handling of data.</text:p>
      <text:p text:style-name="P7">Quantitative responses were analyzed through descriptive statistical methods using SPSS v25. Distributions, frequencies, and central tendency measures were generated across variables, with particular attention to differences between knowledge and implementation by subgroup. The qualitative responses were processed through thematic content analysis, identifying emergent patterns in perceptions, concerns, and aspirations across the respondent base. Four dominant categories emerged: recognition of Open Dialogue's humanistic and systemic advantages, the scarcity of accessible training, the demand for increased empirical research, and an overarching call for cultural and structural transformation in Spain’s public mental health system.</text:p>
      <text:p text:style-name="P7">The rationale for the survey was rooted in action-research logic and in the diagnostic need to assess not only OD’s factual diffusion but the structural and discursive barriers preventing its broader application. The study confirmed that while OD enjoys substantial symbolic recognition—especially among those with direct experience of coercion or disempowerment in psychiatry—its actual implementation remains marginal and often unsupported. Training is inconsistently offered, professional receptivity is often undermined by hierarchical institutional cultures, and initiatives tend to rely on isolated professionals or informal solidarity networks, rather than structural integration or official endorsement.</text:p>
      <text:p text:style-name="P15"><text:span text:style-name="T2">Crucially, this instrument functioned not only as a measurement device, but also as a </text:span><text:span text:style-name="Strong_20_Emphasis"><text:span text:style-name="T2">platform for epistemic legitimacy</text:span></text:span><text:span text:style-name="T2">. It validated the contributions of persons with lived experience, frontline professionals, and early adopters of OD in Spain. It revealed how institutional inertia, lack of political will, and performative engagement with innovation constrain the ethical potential of alternative practices. While OD is often framed as promising or interesting in abstract, the material conditions for its implementation are structurally absent. These findings contributed to the emergence of broader coalitions, policy proposals, and curriculum development efforts, including </text:span><text:soft-page-break/><text:span text:style-name="T2">university-level education and early integration of OD principles into training programs across disciplines.</text:span></text:p>
      <text:p text:style-name="P7">The survey was designed and distributed in accordance with open science principles, using freely accessible tools and ensuring transparency, replicability, and public accountability. The research team explicitly rejected the proprietary capture of methods or data, affirming that knowledge production in mental health must be grounded in democratic access, scientific integrity, and structural justice. In this sense, the instrument contributed to building an infrastructure of ethical reflection and professional empowerment that surpasses the limits of traditional psychiatric research and contributes to the collective reframing of care.</text:p>
      <text:p text:style-name="P7">In sum, the OD survey was not a passive documentation exercise but an engaged and ethically anchored tool for structural observation. It affirmed the epistemic capacity of all affected groups to contribute to the development of non-coercive care models and laid empirical groundwork for future monitoring, implementation, and policy advocacy in the Spanish context. Its development and analysis, embedded within a transdisciplinary and biocultural research framework, constitute a landmark contribution to understanding the friction between ethical innovation and systemic resistance in contemporary mental health services.</text:p>
      <text:h text:style-name="P4" text:outline-level="3"><text:span text:style-name="Strong_20_Emphasis"><text:span text:style-name="T2">2.3.3. Survey on Shared Decision-Making and Deprescribing in Psychiatry: Methodological Design</text:span></text:span></text:h>
      <text:p text:style-name="P7">The third survey instrument of this doctoral research addressed a central question in the ethics and practice of contemporary psychiatry: the operationalization and institutional limits of shared decision-making and deprescribing in routine clinical care. The survey was designed, approved, and implemented between 2023 and 2025 as part of an action-research framework, embedded within the broader research strategy of participatory inquiry and structural observation. It reflects the methodological and ethical commitments of the project: to center the perspectives of practicing professionals, ensure scientific transparency, and enable actionable insight into one of the most contested but implementable reforms in mental health.</text:p>
      <text:p text:style-name="P7">The instrument was developed under the auspices of the Universitat Rovira i Virgili’s Medical Anthropology Research Center, with formal ethical approval from the Research Ethics Committee on People, Society and the Environment (codes CEIPSA-2022-TDO-0023 and CEIPSA-2024-PRD-0029), and duly registered for data protection compliance. It is grounded in a biocultural and legal understanding of mental health care, where decision-making cannot be considered in isolation from structural constraints, professional ideology, or the socio-legal status of patients and clinicians.</text:p>
      <text:p text:style-name="P15"><text:span text:style-name="T2">The survey was deployed exclusively through </text:span><text:span text:style-name="Strong_20_Emphasis"><text:span text:style-name="T2">open-source, non-commercial platforms</text:span></text:span><text:span text:style-name="T2">, in accordance with the thesis’s overarching open science framework. Tools such as LimeSurvey and Framaforms were employed to ensure full control over data handling, protect anonymity, and guarantee long-term accessibility. The research team committed from the outset to </text:span><text:span text:style-name="Strong_20_Emphasis"><text:span text:style-name="T2">transparency, reproducibility, and free circulation of both the survey instrument and anonymized results</text:span></text:span><text:span text:style-name="T2">, thereby affirming the higher standards of methodological accountability that characterize responsible psychiatric research.</text:span></text:p>
      <text:p text:style-name="P7">The target population was defined as professionals engaged in mental health care or mental health policy within Spain, with particular attention to those practicing in psychiatry, psychology, nursing, pharmacy, general medicine, social work, education, or health service management. The instrument <text:soft-page-break/>was disseminated via professional networks, academic mailing lists, institutional collaborations, and associations aligned with clinical innovation and ethics in mental health. While the sampling method was non-random, its open architecture and strategic targeting enabled participation from across the national territory, with respondents representing a wide range of clinical, academic, and administrative roles.</text:p>
      <text:p text:style-name="P15"><text:span text:style-name="T2">The survey included </text:span><text:span text:style-name="Strong_20_Emphasis"><text:span text:style-name="T2">four integrated sections</text:span></text:span><text:span text:style-name="T2"> and a total of </text:span><text:span text:style-name="Strong_20_Emphasis"><text:span text:style-name="T2">over 40 items</text:span></text:span><text:span text:style-name="T2">, combining structured questions, scaled responses, ethical vignettes, and open narrative prompts:</text:span></text:p>
      <text:list text:style-name="L11">
        <text:list-item>
          <text:p text:style-name="P10"><text:span text:style-name="Strong_20_Emphasis"><text:span text:style-name="T2">Section 1 – Professional Profile and Clinical Setting</text:span></text:span><text:span text:style-name="T2">: gathered respondent metadata including profession, sector, role, and years of experience.</text:span></text:p>
        </text:list-item>
        <text:list-item>
          <text:p text:style-name="P10"><text:span text:style-name="Strong_20_Emphasis"><text:span text:style-name="T2">Section 2 – Clinical Attitudes Toward Deprescribing and Shared Decision-Making</text:span></text:span><text:span text:style-name="T2">: presented Likert-scale and multiple-choice questions regarding the perceived feasibility, utility, and risks associated with both practices across various diagnostic categories and patient populations (e.g., first-episode psychosis, elderly patients, trauma survivors, children and adolescents).</text:span></text:p>
        </text:list-item>
        <text:list-item>
          <text:p text:style-name="P10"><text:span text:style-name="Strong_20_Emphasis"><text:span text:style-name="T2">Section 3 – National-Level Reform Scenarios</text:span></text:span><text:span text:style-name="T2">: offered eight hypothetical but contextually grounded policy interventions (e.g., mandatory gluten sensitivity screening, audits of off-label neuroleptic use, trauma-informed national reforms), each followed by open-ended questions prompting respondents to reflect on ethical and clinical implications.</text:span></text:p>
        </text:list-item>
        <text:list-item>
          <text:p text:style-name="P10"><text:span text:style-name="Strong_20_Emphasis"><text:span text:style-name="T2">Section 4 – Structural Barriers and Policy Proposals</text:span></text:span><text:span text:style-name="T2">: captured respondent assessments of systemic limitations (e.g., lack of training, institutional resistance, pharmaceutical influence), and asked for prioritization of interventions to strengthen SDM and deprescribing practices nationwide.</text:span></text:p>
        </text:list-item>
      </text:list>
      <text:p text:style-name="P15"><text:span text:style-name="T2">The survey design was intentionally hybrid, enabling both quantitative aggregation and deep qualitative insight. The use of </text:span><text:span text:style-name="Strong_20_Emphasis"><text:span text:style-name="T2">ethical vignettes</text:span></text:span><text:span text:style-name="T2"> as methodological tools allowed participants to engage in reflective judgment, exposing the tension between personal ethics, professional norms, and institutional mandates. Respondents were asked to comment not only on their practice but also on </text:span><text:span text:style-name="Strong_20_Emphasis"><text:span text:style-name="T2">structural forces and future reforms</text:span></text:span><text:span text:style-name="T2">, positioning them not as neutral technicians but as embedded moral actors in a contested system.</text:span></text:p>
      <text:p text:style-name="P15"><text:span text:style-name="T2">Importantly, the survey was framed not as a satisfaction or opinion tool but as a </text:span><text:span text:style-name="Strong_20_Emphasis"><text:span text:style-name="T2">diagnostic instrument</text:span></text:span><text:span text:style-name="T2">—designed to reveal the clinical, ethical, and legal contradictions embedded in contemporary psychiatric care. Its development was informed by legal frameworks on informed consent, human rights in mental health, WHO deprescribing recommendations, and Spain’s Mental Health Action Plan 2025–2027.</text:span></text:p>
      <text:p text:style-name="P7">All respondents were provided with a full participant information sheet, affirming their rights, clarifying the academic purpose of the study, and offering the option to receive results and training materials. Consent was explicitly requested and documented in accordance with European data protection standards. While participation was anonymous, respondents could voluntarily provide email contact for follow-up engagement or future collaboration.</text:p>
      <text:p text:style-name="P15"><text:span text:style-name="T2">In sum, this survey constituted a high-resolution, open-access methodological device to uncover the </text:span><text:span text:style-name="Strong_20_Emphasis"><text:span text:style-name="T2">hidden moral economy</text:span></text:span><text:span text:style-name="T2"> of psychiatry: where ethical obligations are widely endorsed yet structurally impeded; where deprescribing is widely acknowledged as necessary yet institutionally marginalized; and where shared decision-making is enshrined in law yet often absent in practice. </text:span><text:soft-page-break/><text:span text:style-name="T2">The data obtained were subsequently integrated into a thematic analysis that informs the thesis’s empirical chapters and broader recommendations for national and international reform.</text:span></text:p>
      <text:h text:style-name="P4" text:outline-level="3"><text:span text:style-name="Strong_20_Emphasis"><text:span text:style-name="T2">2.4. Action-Research Fieldwork and Structural Observation (2020–2025)</text:span></text:span></text:h>
      <text:p text:style-name="P15"><text:span text:style-name="T2">The fieldwork component of this thesis was carried out as a </text:span><text:span text:style-name="Strong_20_Emphasis"><text:span text:style-name="T2">longitudinal action-research process</text:span></text:span><text:span text:style-name="T2"> embedded in diverse professional, institutional, and grassroots contexts across Spain, Sweden, Italy, and Indonesia. It unfolded in a fragmented yet cumulative manner from 2020 to 2025, interweaving scientific observation, professional participation, pedagogical engagement, and humanitarian documentation. Far from being peripheral to the formal research design, this immersive fieldwork constituted the </text:span><text:span text:style-name="Strong_20_Emphasis"><text:span text:style-name="T2">core forensic mechanism</text:span></text:span><text:span text:style-name="T2"> through which the systemic dynamics of coercion, structural abandonment, and psychiatric epistemic violence were documented in vivo.</text:span></text:p>
      <text:p text:style-name="P15"><text:span text:style-name="T2">Unlike conventional ethnography, which often presupposes a stable field site and a bounded cultural object, the logic of this fieldwork was structured around </text:span><text:span text:style-name="Strong_20_Emphasis"><text:span text:style-name="T2">moving fault lines</text:span></text:span><text:span text:style-name="T2">—points of institutional rupture, legal failure, and moral collapse. These were not chosen for their representativeness but for their </text:span><text:span text:style-name="Strong_20_Emphasis"><text:span text:style-name="T2">analytical density</text:span></text:span><text:span text:style-name="T2">: they allowed access to the mechanisms by which care is replaced by punishment, support by suspicion, and scientific inquiry by obstruction. The field, in this sense, was not a place but a condition: the lived intersection of systemic dysfunction and ethical refusal, observed directly and documented continuously.</text:span></text:p>
      <text:p text:style-name="P15"><text:span text:style-name="T2">The fieldwork methodology followed the principles of </text:span><text:span text:style-name="Strong_20_Emphasis"><text:span text:style-name="T2">scientific ethnography under repression</text:span></text:span><text:span text:style-name="T2">, which requires simultaneous participation, observation, and resistance. The researcher acted as teacher, speaker, advocate, guest, and often intermediary, within contexts of structural violence and normative breakdown. These included public health services under strain, university departments under reform, families in crisis, and professionals navigating between duty and silence. The presence of the researcher did not precede violence—it triggered its escalation. By asking questions, supporting patient voice, proposing change, or simply insisting on ethical standards, the researcher was systematically treated not as a collaborator but as a threat. This response, replicated across institutional levels and countries, became part of the data: a pattern of retaliatory rejection of ethical presence.</text:span></text:p>
      <text:p text:style-name="P7">Fieldwork was carried out through multiple modalities:</text:p>
      <text:list text:style-name="L12">
        <text:list-item>
          <text:p text:style-name="P11"><text:span text:style-name="Strong_20_Emphasis"><text:span text:style-name="T2">Institutional missions</text:span></text:span><text:span text:style-name="T2"> and formal visits as part of recognized academic and clinical networks, including BEACON, FOSTREN, and ReMO COST Actions, with coordinated activities in Spain, Italy, Sweden, and Indonesia.</text:span></text:p>
        </text:list-item>
        <text:list-item>
          <text:p text:style-name="P11"><text:span text:style-name="Strong_20_Emphasis"><text:span text:style-name="T2">Direct participation in professional networks and educational efforts</text:span></text:span><text:span text:style-name="T2">, especially in the co-design and delivery of mental health training for medical students, psychology students, and professionals across cultural settings.</text:span></text:p>
        </text:list-item>
        <text:list-item>
          <text:p text:style-name="P11"><text:span text:style-name="Strong_20_Emphasis"><text:span text:style-name="T2">Forensic observation of psychiatric and social care institutions</text:span></text:span><text:span text:style-name="T2">, with documentation of neglect, coercion, abusive practices, and structural failures to protect life and dignity.</text:span></text:p>
        </text:list-item>
        <text:list-item>
          <text:p text:style-name="P11"><text:span text:style-name="Strong_20_Emphasis"><text:span text:style-name="T2">Engagement with victims of institutional violence</text:span></text:span><text:span text:style-name="T2">, including accompaniment, documentation, and system navigation in conditions where services systematically failed to act or actively perpetuated harm.</text:span></text:p>
        </text:list-item>
        <text:list-item>
          <text:p text:style-name="P11"><text:soft-page-break/><text:span text:style-name="Strong_20_Emphasis"><text:span text:style-name="T2">Documentation of state-level betrayal and systemic silencing</text:span></text:span><text:span text:style-name="T2">, including the refusal to activate protection mechanisms, ethical or legal safeguards, and the deliberate misclassification of abuse as administrative error or individual failure.</text:span></text:p>
        </text:list-item>
      </text:list>
      <text:p text:style-name="P15"><text:span text:style-name="T2">Throughout this fieldwork, the researcher maintained a continuous </text:span><text:span text:style-name="Strong_20_Emphasis"><text:span text:style-name="T2">scientific record</text:span></text:span><text:span text:style-name="T2"> of interactions, refusals, and systemic reactions, triangulated with legal texts, institutional protocols, and testimonies of other affected actors. This record includes direct observation of unethical or illegal clinical practices, obstruction of care, misdiagnosis, denial of treatment, noncompliance with informed consent, and the use of psychiatric frameworks to </text:span><text:span text:style-name="Strong_20_Emphasis"><text:span text:style-name="T2">delegitimize victims and protect perpetrators</text:span></text:span><text:span text:style-name="T2">. In Spain and Sweden alike, services consistently failed to activate existing protection systems. In several instances, legal duties were not only ignored but inverted—used to criminalize or punish the party seeking help.</text:span></text:p>
      <text:p text:style-name="P15"><text:span text:style-name="T2">The structural nature of this dysfunction was confirmed through </text:span><text:span text:style-name="Strong_20_Emphasis"><text:span text:style-name="T2">cross-site convergence</text:span></text:span><text:span text:style-name="T2">. In different countries, under different institutional banners, the same pattern emerged: the closer professionals came to fulfilling their ethical obligations, the more likely they were to face marginalization, risk, or professional isolation. Meanwhile, those who enforced silence, deferred to harmful norms, or actively ignored evidence of abuse remained institutionally protected. This inverted moral logic—the punishment of duty and reward of complicity—became the hallmark of the systems observed. It was not the field’s accident; it was its rule.</text:span></text:p>
      <text:p text:style-name="P15"><text:span text:style-name="T2">The fieldwork was also epistemologically structured to reveal </text:span><text:span text:style-name="Strong_20_Emphasis"><text:span text:style-name="T2">false consensus and performative ethics</text:span></text:span><text:span text:style-name="T2">. Public declarations of commitment to rights-based care, user inclusion, or co-production were almost never matched by operational mechanisms. Coercion was not exceptional but embedded; dialogical practices were often rehearsed theatrics; and institutions that nominally embraced reform relied on reputational management while continuing harmful routines. What was most striking was not the presence of error, but the </text:span><text:span text:style-name="Strong_20_Emphasis"><text:span text:style-name="T2">consistency of betrayal</text:span></text:span><text:span text:style-name="T2">—across time, actors, and sites.</text:span></text:p>
      <text:p text:style-name="P15"><text:span text:style-name="T2">Despite these constraints, the fieldwork generated substantial positive outputs. It contributed to the establishment of critical professional networks, enabled teaching and dissemination on ethics and open science, supported the early-stage adoption of non-coercive methods, and catalyzed processes of patient empowerment and structural accountability. The field became both site of collapse and site of resistance. The documentation gathered during these years now serves not only as academic data but as a permanent historical record of </text:span><text:span text:style-name="Strong_20_Emphasis"><text:span text:style-name="T2">how ethical psychiatry is resisted, by whom, and at what cost</text:span></text:span><text:span text:style-name="T2">.</text:span></text:p>
      <text:p text:style-name="P15"><text:span text:style-name="T2">In methodological terms, this component of the thesis enacts what classical anthropology could not: a forensic ethnography of </text:span><text:span text:style-name="Strong_20_Emphasis"><text:span text:style-name="T2">institutional bad faith</text:span></text:span><text:span text:style-name="T2">, made visible not through neutral observation, but through ethically committed, scientifically grounded presence. It shows that real fieldwork today must occur not in the margins of society but in the </text:span><text:span text:style-name="Strong_20_Emphasis"><text:span text:style-name="T2">core of compromised institutions</text:span></text:span><text:span text:style-name="T2">, where silence is policy and truth is punished. That is where medicine fails—and that is where science must begin.</text:span></text:p>
      <text:h text:style-name="P2" text:outline-level="2"><text:span text:style-name="Strong_20_Emphasis"><text:span text:style-name="T2">2.4. Initial Immersion and Participant Observation in Spanish Public Mental Health Structures (2020–2021)</text:span></text:span></text:h>
      <text:p text:style-name="P7">The foundational stage of fieldwork for this thesis began within the public mental health system in Spain, during the transition between Master’s-level research and doctoral formalization. This early <text:soft-page-break/>immersion, spanning the years 2020 to 2021, established the core logic of the field engagement: not passive observation, but direct, purposeful, and ethically committed action-research under conditions of widespread institutional dysfunction. The settings included primary care centers, community mental health teams, psychiatric hospitals, family and youth services, and associative networks in Catalonia and Andalusia. These encounters were never planned as isolated data collection moments but emerged through professional responsibility, scientific inquiry, and a constant imperative to support victims of systemic failure.</text:p>
      <text:p text:style-name="P15"><text:span text:style-name="T2">The methodology during this period was shaped by two critical commitments. First, the application of </text:span><text:span text:style-name="Strong_20_Emphasis"><text:span text:style-name="T2">anthropological and forensic documentation methods</text:span></text:span><text:span text:style-name="T2"> under real-world conditions of obstruction, silencing, and denial. Second, the positioning of the researcher as a full participant in both clinical reform and institutional accountability processes—not as a neutral witness, but as a bearer of ethical duty. Throughout 2020 and 2021, this meant acting within and across services while observing recurrent failures to inform, protect, or support people in situations of distress. Despite the presence of formal legislation supporting informed consent, freedom of choice, and the right to quality care, these protections were routinely suspended in practice. Far from being isolated errors, such violations constituted a </text:span><text:span text:style-name="Strong_20_Emphasis"><text:span text:style-name="T2">normative infrastructure</text:span></text:span><text:span text:style-name="T2">.</text:span></text:p>
      <text:p text:style-name="P15"><text:span text:style-name="T2">Early field immersion revealed consistent violations of ethical and legal principles, especially in relation to </text:span><text:span text:style-name="Strong_20_Emphasis"><text:span text:style-name="T2">diagnosis delivery, medication management, institutional neglect, and abandonment of duty</text:span></text:span><text:span text:style-name="T2">. Professionals frequently imposed psychopharmacological regimens without discussion, fabricated or amplified clinical justifications to enforce compliance, and defaulted to medicalized interpretations of distress even in the presence of clear trauma, violence, or systemic abuse. Families often participated in the silencing of victims, under pressure or by conviction, while institutional protocols reinforced these dynamics by denying formal mechanisms for appeal or accountability.</text:span></text:p>
      <text:p text:style-name="P15"><text:span text:style-name="T2">As a participant observer in these spaces, the researcher endured escalating violence, retaliation, and moral coercion. Protection mechanisms were either inactive or actively weaponized. Attempts to report incidents of abuse were blocked or diverted; public health agencies ignored written notifications; professionals admitted to institutional risks in private while refusing to intervene in public. These dynamics revealed a </text:span><text:span text:style-name="Strong_20_Emphasis"><text:span text:style-name="T2">system-wide culture of complicity</text:span></text:span><text:span text:style-name="T2">, wherein doing the right thing—listening, protecting, reporting, or refusing coercion—resulted in punishment. Conversely, those who upheld the abusive routines remained professionally safe and often advanced in institutional hierarchies.</text:span></text:p>
      <text:p text:style-name="P15"><text:span text:style-name="T2">From a methodological standpoint, the field functioned as a </text:span><text:span text:style-name="Strong_20_Emphasis"><text:span text:style-name="T2">forensic stage of epistemic inversion</text:span></text:span><text:span text:style-name="T2">. The truth-teller was cast as unstable; the professional acting ethically was marginal; the victim seeking help was reframed as the problem. As a result, every interaction demanded not only documentation but interpretation within a wider matrix of institutional power, stigma, and normalized violence. The anthropologist, trained in observation, was forced into </text:span><text:span text:style-name="Strong_20_Emphasis"><text:span text:style-name="T2">constant recalibration of safety thresholds, trust boundaries, and contingency planning</text:span></text:span><text:span text:style-name="T2">—ranging from the maintenance of safe escape options to the concealment of digital records for protection. This survival logic itself became a key datum: evidence of how deeply corrupted the system had become, and how incompatible it was with the protection of life.</text:span></text:p>
      <text:p text:style-name="P15"><text:span text:style-name="T2">Throughout this period, scientific activity continued in parallel with activist and pedagogical engagement. The author coordinated the </text:span><text:span text:style-name="Strong_20_Emphasis"><text:span text:style-name="T2">Mad in America Global Network (2020–2022)</text:span></text:span><text:span text:style-name="T2">, a </text:span><text:soft-page-break/><text:span text:style-name="T2">platform that facilitated the dissemination of critical mental health perspectives and strengthened connections with professionals, survivors, and researchers globally. This role was not limited to communication—it involved substantial analysis of narratives, case reporting, and strategic advocacy to protect both individuals and the structural possibility of non-coercive care. These global linkages supported the local work and expanded its evidentiary base, allowing for triangulation between international standards and the realities unfolding in the Spanish context.</text:span></text:p>
      <text:p text:style-name="P15"><text:span text:style-name="T2">The early fieldwork also coincided with the preparation and submission of national and international funding proposals. These applications, while not always successful, were integral to the research logic: they represented </text:span><text:span text:style-name="Strong_20_Emphasis"><text:span text:style-name="T2">attempts to institutionalize ethical inquiry</text:span></text:span><text:span text:style-name="T2">, provide resources for vulnerable groups, and formally propose alternatives to the systems failing on the ground. The bureaucratic rejection of these applications, or their outright silencing, served as a parallel form of structural violence: the denial of legitimacy to those actively documenting, resisting, and attempting to repair the damage inflicted by psychiatry-as-usual.</text:span></text:p>
      <text:p text:style-name="P15"><text:span text:style-name="T2">Crucially, all actions during this field phase were guided by the principles of </text:span><text:span text:style-name="Strong_20_Emphasis"><text:span text:style-name="T2">open science and accountable knowledge production</text:span></text:span><text:span text:style-name="T2">. Data was collected, stored, and later analyzed following the highest ethical standards available, exceeding the legal minimums imposed by institutional review boards. Anonymity, non-retaliation safeguards, and the ability for participants—whether patients, family members, or professionals—to review their contributions were prioritized. No data was extracted or retained without clear justification. No narrative was instrumentalized without consent. This methodological transparency stood in stark contrast to the systemic opacity of the institutions under study.</text:span></text:p>
      <text:p text:style-name="P15"><text:span text:style-name="T2">In sum, the initial fieldwork period provided the first direct confirmation of the thesis’s central hypothesis: that psychiatric systems in Spain, while nominally reformed and rights-based, operate in practice through a constellation of silencing, coercion, and neglect. These are not failures of knowledge or competence. They are structural decisions—supported by policies, enforced by organizational culture, and reproduced by professionals whose incentives are tied to the suppression of ethical conflict. To witness and document this system is not a neutral act—it is a scientific and ethical intervention. The field becomes the courtroom, the notebook the affidavit, and the research process itself an act of </text:span><text:span text:style-name="Strong_20_Emphasis"><text:span text:style-name="T2">civil and academic resistance</text:span></text:span><text:span text:style-name="T2">.</text:span></text:p>
      <text:h text:style-name="P2" text:outline-level="2"><text:span text:style-name="Strong_20_Emphasis"><text:span text:style-name="T2">2.</text:span></text:span><text:span text:style-name="Strong_20_Emphasis"><text:span text:style-name="T5">5</text:span></text:span><text:span text:style-name="Strong_20_Emphasis"><text:span text:style-name="T2"> Integration into Professional and Academic Networks: Teaching, Support, and Ethical Tensions (2021–2022)</text:span></text:span></text:h>
      <text:p text:style-name="P15"><text:span text:style-name="T2">The second stage of fieldwork, corresponding primarily to the academic years 2021 and 2022, marked a shift from institutional immersion under threat to strategic engagement through professional and academic networks. This period involved </text:span><text:span text:style-name="Strong_20_Emphasis"><text:span text:style-name="T2">formal integration into teaching programs, national reform coalitions, mental health advocacy efforts, and international platforms for psychiatric ethics</text:span></text:span><text:span text:style-name="T2">, while also deepening participation in communities affected by coercive treatment. The work remained grounded in action-research, structured around the forensic documentation of harm and the simultaneous attempt to repair, educate, and transform.</text:span></text:p>
      <text:p text:style-name="P15"><text:span text:style-name="T2">In this period, the researcher participated as an invited educator, advisor, and facilitator in multiple university, clinical, and associative initiatives. These included training sessions for psychiatric and psychological professionals, ethics workshops, seminars on shared decision-making, and curriculum development activities in medical and psychology programs. Most notably, the work contributed to the design of </text:span><text:span text:style-name="Strong_20_Emphasis"><text:span text:style-name="T2">early-stage non-coercive mental health teaching modules</text:span></text:span><text:span text:style-name="T2">, often within institutions </text:span><text:soft-page-break/><text:span text:style-name="T2">lacking prior engagement with rights-based frameworks. The content delivered was directly drawn from the empirical evidence and structural analysis collected during earlier fieldwork: a form of pedagogical translation of forensic data into preventive intervention.</text:span></text:p>
      <text:p text:style-name="P15"><text:span text:style-name="T2">Each teaching engagement also served as </text:span><text:span text:style-name="Strong_20_Emphasis"><text:span text:style-name="T2">a site of field observation</text:span></text:span><text:span text:style-name="T2">. Participants shared their own institutional experiences, ranging from burnout and ethical conflict to moral injury and covert resistance. These sessions often uncovered latent but unexpressed dissent within clinical teams—professionals aware of the harms produced by psychiatric orthodoxy but unsure how to voice them or initiate change. The teaching role thus became simultaneously educational and diagnostic, exposing the </text:span><text:span text:style-name="Strong_20_Emphasis"><text:span text:style-name="T2">emotional, ethical, and epistemic barriers to reform</text:span></text:span><text:span text:style-name="T2">. In numerous cases, professionals disclosed that it was the first time they had been permitted to speak freely about doubts, failures, or the structural violence they had witnessed.</text:span></text:p>
      <text:p text:style-name="P15"><text:span text:style-name="T2">The pedagogical approach was dialogical, trauma-informed, and anchored in </text:span><text:span text:style-name="Strong_20_Emphasis"><text:span text:style-name="T2">critical medical anthropology and open science</text:span></text:span><text:span text:style-name="T2">. It explicitly rejected the expert-patient binary, instead inviting collaborative reflection on systemic failures, institutional logics, and real possibilities for ethical repair. Educational materials were shared under open licenses; sessions were evaluated for safety and epistemic fairness; and participants were given avenues for further engagement, including research collaboration, user-led initiatives, and access to tools for shared decision-making and deprescription. In doing so, the work </text:span><text:span text:style-name="Strong_20_Emphasis"><text:span text:style-name="T2">reversed the asymmetry</text:span></text:span><text:span text:style-name="T2"> that characterizes most psychiatric training: rather than imposing clinical content onto presumed passive recipients, it co-constructed knowledge from the lived experience of structural dysfunction.</text:span></text:p>
      <text:p text:style-name="P15"><text:span text:style-name="T2">In parallel, this period involved </text:span><text:span text:style-name="Strong_20_Emphasis"><text:span text:style-name="T2">strategic engagement with advocacy platforms</text:span></text:span><text:span text:style-name="T2">, national and international. The researcher’s coordination of the </text:span><text:span text:style-name="Strong_20_Emphasis"><text:span text:style-name="T2">Mad in America Global Network (2020–2022)</text:span></text:span><text:span text:style-name="T2"> continued, amplifying experiences of systemic violence and sharing methodological innovations from multiple geographies. Regular correspondence with survivors, professionals, and family members helped track patterns of harm and resistance across institutions, while interviews and surveys provided further triangulation of national data. The platform also served to validate and disseminate survivor-led knowledge, enhancing the thesis’s scope beyond Spanish borders while staying grounded in forensic commitments.</text:span></text:p>
      <text:p text:style-name="P15"><text:span text:style-name="T2">Simultaneously, collaboration intensified within networks such as the </text:span><text:span text:style-name="Strong_20_Emphasis"><text:span text:style-name="T2">FOSTREN and ReMO COST Actions</text:span></text:span><text:span text:style-name="T2">, where professional and scholarly actors from across Europe engaged in dialogue on coercion, burnout, and reform. Within these spaces, the researcher contributed not as a passive attendee but as an ethnographer of the discursive limits of reform culture: observing how consensus around the need to reduce coercion often collapsed when institutional accountability or legal consequences were introduced. The ethical contradictions of these dialogues—particularly the tolerance of inaction in the face of known harm—became themselves data points, confirming that even reform spaces are susceptible to </text:span><text:span text:style-name="Strong_20_Emphasis"><text:span text:style-name="T2">performative ethics and reputational self-protection</text:span></text:span><text:span text:style-name="T2">.</text:span></text:p>
      <text:p text:style-name="P15"><text:span text:style-name="T2">Across all engagements, the methodological principle remained constant: </text:span><text:span text:style-name="Strong_20_Emphasis"><text:span text:style-name="T2">every interaction was an opportunity for ethical restoration and scientific validation</text:span></text:span><text:span text:style-name="T2">. Fieldnotes, participant observation records, and follow-up correspondence were archived under open science standards, with explicit protections for anonymity and consent. Informal testimonies were coded thematically and used to inform the design of subsequent surveys, educational interventions, and policy recommendations. In some cases, these engagements initiated sustained collaborations or mentoring relationships, </text:span><text:soft-page-break/><text:span text:style-name="T2">offering professionals a lifeline of ethical and scientific companionship in environments otherwise marked by conformity or silence.</text:span></text:p>
      <text:p text:style-name="P15"><text:span text:style-name="T2">This phase of fieldwork made clear that teaching, when conducted under conditions of repression and denial, becomes a form of field resistance. It is not merely dissemination but </text:span><text:span text:style-name="Strong_20_Emphasis"><text:span text:style-name="T2">counter-violence</text:span></text:span><text:span text:style-name="T2">: the act of restoring narrative, enabling truth-telling, and opening space for epistemic dissent. The risks associated with this work—professional retaliation, blacklisting, and psychological exhaustion—were not abstract but actual, encountered repeatedly and documented as part of the thesis’s evidence base. Yet these risks confirmed the stakes: </text:span><text:span text:style-name="Strong_20_Emphasis"><text:span text:style-name="T2">to teach responsibly in psychiatry today is to confront structural injustice directly</text:span></text:span><text:span text:style-name="T2">.</text:span></text:p>
      <text:p text:style-name="P7">In sum, the second fieldwork phase expanded the methodological logic of the thesis from embedded observation to system-wide engagement. It confirmed that reform is not a matter of content but of courage. The content exists—within the literature, the law, and the suffering of those harmed. What is lacking is the systemic will to hear it. Teaching, therefore, became a means of listening and documenting, of holding space for structural memory and professional integrity. It remains one of the most critical scientific instruments of this investigation.</text:p>
      <text:h text:style-name="P2" text:outline-level="2"><text:span text:style-name="Strong_20_Emphasis"><text:span text:style-name="T2">2.</text:span></text:span><text:span text:style-name="Strong_20_Emphasis"><text:span text:style-name="T5">6.</text:span></text:span><text:span text:style-name="Strong_20_Emphasis"><text:span text:style-name="T2"> Field Missions and Scientific Engagement under COST Actions (2020–2024)</text:span></text:span></text:h>
      <text:p text:style-name="P7">The third phase of fieldwork unfolded through formal participation in European COST Actions focused on the reduction of coercion in mental health (FOSTREN), researcher mental health (ReMO), and the ethical architecture of decision-support systems (Expert Systems). As a participant and field researcher in these consortia, the doctoral candidate engaged directly with academic leaders, practitioners, reform advocates, and policy stakeholders. These platforms provided an institutional bridge into official reform narratives, while simultaneously exposing the structural contradictions, performative discourses, and ethical limits of psychiatric transformation efforts within Europe.</text:p>
      <text:p text:style-name="P15"><text:span text:style-name="T2">Fieldwork during this period operated in two distinct modes: </text:span><text:span text:style-name="Strong_20_Emphasis"><text:span text:style-name="T2">physical missions to institutional sites</text:span></text:span><text:span text:style-name="T2">, such as those undertaken in Italy; and </text:span><text:span text:style-name="Strong_20_Emphasis"><text:span text:style-name="T2">distributed online ethnography and testimony collection</text:span></text:span><text:span text:style-name="T2">, especially in connection to systems development, coercion research, and survivor-led data production. Both modalities were grounded in participatory action-research and anthropological documentation of epistemic conflict zones—spaces where ethical, legal, and clinical claims collide under the pressure of institutional preservation.</text:span></text:p>
      <text:h text:style-name="P4" text:outline-level="3"><text:span text:style-name="Strong_20_Emphasis"><text:span text:style-name="T2">2.</text:span></text:span><text:span text:style-name="Strong_20_Emphasis"><text:span text:style-name="T5">6.1.</text:span></text:span><text:span text:style-name="Strong_20_Emphasis"><text:span text:style-name="T2"> Italy: Institutional Missions, Discursive Reform, and the Logic of Collapse</text:span></text:span></text:h>
      <text:p text:style-name="P7">Between 2021 and 2023, several formal field missions were conducted in Italy, particularly in Trento and Padua, under the auspices of the FOSTREN and ReMO COST Actions. These missions were not observation visits alone—they involved full participation in reform discussions, workshops on coercion reduction, and design-oriented forums aimed at policy transformation. These settings provided a uniquely productive yet unstable stage for methodological confrontation: they represented the official spaces of psychiatric self-reform, where the narrative of change was publicly asserted but where deep structural inertia remained.</text:p>
      <text:p text:style-name="P15"><text:span text:style-name="T2">During these missions, fieldwork focused on the </text:span><text:span text:style-name="Strong_20_Emphasis"><text:span text:style-name="T2">discursive grammar of reform</text:span></text:span><text:span text:style-name="T2">. While many professionals expressed moral discomfort with coercion and acknowledged its prevalence, they often lacked the institutional pathways or political clarity to implement alternatives. Engagements </text:span><text:soft-page-break/><text:span text:style-name="T2">revealed the widespread adoption of terms such as “dialogue,” “inclusion,” and “rights-based care,” but without a corresponding structural infrastructure. In practice, risk management logics and medicolegal anxieties often dictated outcomes, overriding ethical or experiential insight.</text:span></text:p>
      <text:p text:style-name="P7">Despite these tensions, the missions allowed for in-depth documentation of professionals acting in good faith under difficult conditions, as well as informal disclosures of how and why psychiatric violence is sustained even in nominally progressive environments. Importantly, the presence of the researcher, consistently advocating for transparency, survivor voice, and structural accountability, also triggered discomfort and subtle exclusion. These institutional reactions were noted and coded as indicators of defensive epistemic cultures—spaces where science is welcome only insofar as it does not produce confrontation with truth.</text:p>
      <text:h text:style-name="P4" text:outline-level="3"><text:span text:style-name="Strong_20_Emphasis"><text:span text:style-name="T2">2.</text:span></text:span><text:span text:style-name="Strong_20_Emphasis"><text:span text:style-name="T5">6.2</text:span></text:span><text:span text:style-name="Strong_20_Emphasis"><text:span text:style-name="T2">. </text:span></text:span><text:span text:style-name="Strong_20_Emphasis"><text:span text:style-name="T5">Virtual ethnography on expert systems</text:span></text:span></text:h>
      <text:h text:style-name="P4" text:outline-level="3"><text:span text:style-name="Strong_20_Emphasis"><text:span text:style-name="T2">2.</text:span></text:span><text:span text:style-name="Strong_20_Emphasis"><text:span text:style-name="T6">6.3</text:span></text:span><text:span text:style-name="Strong_20_Emphasis"><text:span text:style-name="T2">. Vienna 2023 and the Global Forum on Psychiatric Abuse</text:span></text:span></text:h>
      <text:p text:style-name="P15"><text:span text:style-name="T2">In 2023, the culmination of this field phase occurred in Vienna, where the researcher presented data at the </text:span><text:span text:style-name="Strong_20_Emphasis"><text:span text:style-name="T2">World Psychiatric Association Congress</text:span></text:span><text:span text:style-name="T2">. The formal presentation marked a threshold moment: the empirical exposure of coercion, denial, and harm at a global event historically embedded in psychiatry’s normative production. This intervention, supported by rigorous documentation and interdisciplinary collaboration, was simultaneously a form of scientific engagement and institutional exposure.</text:span></text:p>
      <text:p text:style-name="P15"><text:span text:style-name="T2">The same month, the researcher co-organized and contributed to a parallel </text:span><text:span text:style-name="Strong_20_Emphasis"><text:span text:style-name="T2">online seminar series</text:span></text:span><text:span text:style-name="T2">, gathering global experts and survivors to present active cases of coercion, psychiatric violence, and systemic abuse. This collective, decentralized effort acted as a </text:span><text:span text:style-name="Strong_20_Emphasis"><text:span text:style-name="T2">counter-forum</text:span></text:span><text:span text:style-name="T2">, a structural correction to the limits of institutional dialogue. It revealed that across continents—from Europe to Asia to the Americas—the same patterns persist: violence dressed as care, punishment normalized as treatment, and those who resist framed as dangerous.</text:span></text:p>
      <text:p text:style-name="P7">The testimonies collected, many under threat of death or state retaliation, became part of the broader corpus of evidence underpinning the thesis. Each speaker, each disclosure, each case presented was documented, archived, and preserved with ethical rigor, often at personal risk. Several colleagues later faced death threats or severe institutional reprisals. Some are now deceased, their contributions standing as witness to the ongoing failure of protection systems worldwide.</text:p>
      <text:p text:style-name="P7"/>
      <text:p text:style-name="P15"><text:span text:style-name="Strong_20_Emphasis"><text:span text:style-name="T8">F</text:span></text:span><text:span text:style-name="Strong_20_Emphasis"><text:span text:style-name="T9">ield engagement through COST Actions functioned not only as a professional development mechanism but as a scientific confrontation with systemic hypocrisy and reform blockage. While publicly structured around knowledge exchange, these platforms became terrain for epistemic resistance, forensic observation, and the cultivation of structural memory. They allowed for the exposure of reputational management, the limits of institutional courage, and the necessity of radical documentation. When reform fails to act on its own truths, research must step in—not as observer, but as instrument of historical accountability.</text:span></text:span></text:p>
      <text:h text:style-name="P4" text:outline-level="3"><text:soft-page-break/><text:span text:style-name="Strong_20_Emphasis"><text:span text:style-name="T2">2.</text:span></text:span><text:span text:style-name="Strong_20_Emphasis"><text:span text:style-name="T5">6.</text:span></text:span><text:span text:style-name="Strong_20_Emphasis"><text:span text:style-name="T6">4</text:span></text:span><text:span text:style-name="Strong_20_Emphasis"><text:span text:style-name="T2">. </text:span></text:span><text:span text:style-name="Strong_20_Emphasis"><text:span text:style-name="T5">Political abuses of psychiatry</text:span></text:span></text:h>
      <text:h text:style-name="P4" text:outline-level="3"><text:span text:style-name="Strong_20_Emphasis"><text:span text:style-name="T2"/></text:span></text:h>
      <text:h text:style-name="P4" text:outline-level="3"><text:span text:style-name="Strong_20_Emphasis"><text:span text:style-name="T2">2.</text:span></text:span><text:span text:style-name="Strong_20_Emphasis"><text:span text:style-name="T5">6.</text:span></text:span><text:span text:style-name="Strong_20_Emphasis"><text:span text:style-name="T6">5</text:span></text:span><text:span text:style-name="Strong_20_Emphasis"><text:span text:style-name="T2">. </text:span></text:span><text:span text:style-name="Strong_20_Emphasis"><text:span text:style-name="T5">Nordic countries and Ukraine</text:span></text:span><text:span text:style-name="Strong_20_Emphasis"><text:span text:style-name="T2">: </text:span></text:span><text:span text:style-name="Strong_20_Emphasis"><text:span text:style-name="T5">w</text:span></text:span><text:span text:style-name="Strong_20_Emphasis"><text:span text:style-name="T2">eaponized </text:span></text:span><text:span text:style-name="Strong_20_Emphasis"><text:span text:style-name="T5">p</text:span></text:span><text:span text:style-name="Strong_20_Emphasis"><text:span text:style-name="T2">sychiatry and </text:span></text:span><text:span text:style-name="Strong_20_Emphasis"><text:span text:style-name="T5">death threats</text:span></text:span></text:h>
      <text:p text:style-name="P15"><text:span text:style-name="T5">Here, on how all was butchered and could not be. The expectations versus real. The wish to rather die, and always work for real, end the madness and crime </text:span><text:span text:style-name="T7">masked as normality, treatments as usual</text:span><text:span text:style-name="T5">.<text:line-break/><text:line-break/></text:span><text:span text:style-name="T2">In parallel, field engagement in Sweden revealed a radically different dimension of the European psychiatric system: not slow reform or ethical hesitancy, but full institutional betrayal and the </text:span><text:span text:style-name="Strong_20_Emphasis"><text:span text:style-name="T2">weaponization of psychiatry as a tool of destruction</text:span></text:span><text:span text:style-name="T2">. The researcher was subjected to ongoing state-enabled violence, retaliatory surveillance, denial of medical protection, and coercive psychiatric classification in response to documented efforts to report and prevent abuse. Field access here was not institutional—it was existential.</text:span></text:p>
      <text:p text:style-name="P15"><text:span text:style-name="T2">Between 2022 and 2023, repeated attempts to request help from public services were met with silencing, misinformation, and outright refusal to act on clear evidence of systemic risk. The researcher was forced into a state of precarity and later exile, with the field itself becoming uninhabitable. Rather than breaking the scientific process, this transformation </text:span><text:span text:style-name="Strong_20_Emphasis"><text:span text:style-name="T2">amplified the forensic function</text:span></text:span><text:span text:style-name="T2"> of the fieldwork: the very response of Swedish institutions—hostility to testimony, distortion of narrative, refusal of duty—became data, confirming the thesis’s central premise. Structural violence is not the exception but the mode of operation in systems under pressure to protect their own legitimacy.</text:span></text:p>
      <text:p text:style-name="P15"><text:span text:style-name="T2">This period also coincided with active participation in the development of </text:span><text:span text:style-name="Strong_20_Emphasis"><text:span text:style-name="T2">expert decision support systems</text:span></text:span><text:span text:style-name="T2"> in mental health, coordinated online through COST Action networks. Here, the contrast was striking: while discourse emphasized transparency, user inclusion, and ethical digital governance, actual experiences of surveillance, exclusion, and abuse revealed the depth of epistemic dissonance. A system that cannot protect the truth-teller offline will not safeguard dignity online.</text:span></text:p>
      <text:h text:style-name="P2" text:outline-level="2"><text:span text:style-name="Strong_20_Emphasis"><text:span text:style-name="T2">2.</text:span></text:span><text:span text:style-name="Strong_20_Emphasis"><text:span text:style-name="T6">6.6</text:span></text:span><text:span text:style-name="Strong_20_Emphasis"><text:span text:style-name="T2">. Extended Fieldwork in Indonesia: Restoration, Education, and Transcultural Collaboration (2023–2025)</text:span></text:span></text:h>
      <text:p text:style-name="P15"><text:span text:style-name="T2">The fourth phase of fieldwork, spanning 2023 to 2025, unfolded in Indonesia under a radically different horizon: not because structural violence was absent, but because the researcher was finally able to resume scientific, pedagogical, and advocacy work under relative safety. This period marked a critical turning point in the thesis: </text:span><text:span text:style-name="Strong_20_Emphasis"><text:span text:style-name="T2">from enforced silence and persecution in Europe to strategic restoration, collaboration, and structural implementation in Southeast Asia</text:span></text:span><text:span text:style-name="T2">. Methodologically, the shift enabled a deepened reflection on transcultural psychiatry, the universality and variability of psychiatric harm, and the conditions necessary for meaningful ethical repair.</text:span></text:p>
      <text:p text:style-name="P15"><text:span text:style-name="T2">The field in Indonesia was both rich and under-resourced, offering a distinct but complementary contrast to European contexts. Unlike the sophisticated denial systems and legalistic façades prevalent in Spain or Sweden, Indonesian psychiatric practice often bore the marks of historical underdevelopment, resource scarcity, and cultural tension—yet it also enabled the possibility of ethical dialogue and critical pedagogy in spaces less entrapped by institutional reputations. The absence of entrenched coercive apparatuses in certain regions allowed for </text:span><text:span text:style-name="Strong_20_Emphasis"><text:span text:style-name="T2">more honest recognition </text:span></text:span><text:soft-page-break/><text:span text:style-name="Strong_20_Emphasis"><text:span text:style-name="T2">of shortcomings</text:span></text:span><text:span text:style-name="T2">, more curiosity about alternatives, and more openness to biocultural integration of care.</text:span></text:p>
      <text:p text:style-name="P7">Field engagement in Indonesia followed several intertwined vectors:</text:p>
      <text:list text:style-name="L13">
        <text:list-item>
          <text:p text:style-name="P12"><text:span text:style-name="Strong_20_Emphasis"><text:span text:style-name="T2">Academic Collaboration</text:span></text:span><text:span text:style-name="T2">: The researcher was formally hosted by Universitas Muhammadiyah Yogyakarta (UMY), contributing to the development of an integrated mental health curriculum, particularly for medical and psychology students. This work emphasized rights-based care, trauma-informed practice, shared decision-making, and non-coercive methodologies—content rarely formalized in existing educational systems. Teaching sessions served not only to train future professionals but to document how students and faculty understood mental health, distress, and autonomy in a context shaped by Islamic ethical frameworks, postcolonial legacies, and modern globalization.</text:span></text:p>
        </text:list-item>
        <text:list-item>
          <text:p text:style-name="P12"><text:span text:style-name="Strong_20_Emphasis"><text:span text:style-name="T2">Ethnographic Inquiry into Structural Absence</text:span></text:span><text:span text:style-name="T2">: Fieldwork identified that while coercion and abuse were less bureaucratically entrenched than in Europe, they were often replaced by </text:span><text:span text:style-name="Strong_20_Emphasis"><text:span text:style-name="T2">structural absence</text:span></text:span><text:span text:style-name="T2">—the total lack of support for vulnerable populations. Cases of pasung (the physical chaining of persons with mental distress), abandonment, and unregulated institutionalization were observed and analyzed. Unlike the European context, where institutions often protect abusers through medicalization and procedural opacity, in Indonesia many families and communities bore the full weight of responsibility with little support, generating other forms of harm through desperation or inherited stigma. This dislocation provided a rich lens for the thesis’s comparative framework.</text:span></text:p>
        </text:list-item>
        <text:list-item>
          <text:p text:style-name="P12"><text:span text:style-name="Strong_20_Emphasis"><text:span text:style-name="T2">Capacity Building and Survivor Engagement</text:span></text:span><text:span text:style-name="T2">: The researcher actively engaged with community health initiatives, professional training seminars, and civil society organizations advocating for mental health reform. While institutional support remained limited, the willingness to engage critically and learn was notably higher than in many European sites. The fieldwork became a </text:span><text:span text:style-name="Strong_20_Emphasis"><text:span text:style-name="T2">catalyst for participatory knowledge creation</text:span></text:span><text:span text:style-name="T2">, enabling local professionals, students, and advocates to articulate needs, reflect on culturally congruent care models, and develop early-stage reforms in education and practice. These activities were methodologically registered as </text:span><text:span text:style-name="Strong_20_Emphasis"><text:span text:style-name="T2">horizontal co-production of scientific evidence</text:span></text:span><text:span text:style-name="T2"> under an open science model.</text:span></text:p>
        </text:list-item>
        <text:list-item>
          <text:p text:style-name="P12"><text:span text:style-name="Strong_20_Emphasis"><text:span text:style-name="T2">Continuation of Documentation and International Advocacy</text:span></text:span><text:span text:style-name="T2">: Throughout this period, field engagement was coordinated with ongoing international efforts to document global psychiatric abuse, including cases submitted to tribunals, panels, and academic conferences. The Indonesian base allowed the researcher to consolidate the thesis materials, continue survey dissemination, publish outputs, and coordinate with networks otherwise inaccessible during earlier phases due to persecution. Indonesia thus became not a refuge from the field, but a </text:span><text:span text:style-name="Strong_20_Emphasis"><text:span text:style-name="T2">platform from which to resume its full implementation</text:span></text:span><text:span text:style-name="T2">.</text:span></text:p>
        </text:list-item>
      </text:list>
      <text:p text:style-name="P15"><text:span text:style-name="T2">The ethical architecture of this phase was distinct. The local culture’s emphasis on relational responsibility, social harmony, and spiritual care provided </text:span><text:span text:style-name="Strong_20_Emphasis"><text:span text:style-name="T2">non-Western grounds for the refusal of coercion</text:span></text:span><text:span text:style-name="T2">—different in language but aligned in substance. The challenges faced by mental health systems in Indonesia were real, yet the opportunity for educational transformation was correspondingly profound. The researcher did not impose a Western reform model but worked in full epistemic humility to integrate lessons from global psychiatry with local needs, values, and resources.</text:span></text:p>
      <text:p text:style-name="P15"><text:soft-page-break/><text:span text:style-name="T2">From a methodological perspective, this phase affirmed a key principle of the thesis: </text:span><text:span text:style-name="Strong_20_Emphasis"><text:span text:style-name="T2">transformation begins where violence is neither denied nor defended</text:span></text:span><text:span text:style-name="T2">, but named, understood, and shared. In Indonesia, the absence of rigid psychiatric prestige and reputational pressure opened dialogical space for genuine inquiry. Students and professionals responded not with resistance but with questions, reflections, and ethical hunger. Teaching and research here became fully re-integrated. The classroom became the clinic of ideas. The clinic, a site of cultural and medical negotiation.</text:span></text:p>
      <text:p text:style-name="P15"><text:span text:style-name="T2">In sum, this extended fieldwork period represents both continuity and rupture. It preserved the thesis’s forensic and structural logic while marking the partial </text:span><text:span text:style-name="Strong_20_Emphasis"><text:span text:style-name="T2">recovery of research conditions compatible with human dignity</text:span></text:span><text:span text:style-name="T2">. It also introduced a transcultural and pedagogical dimension essential to any global mental health project: that alternatives to coercion are not only desirable and necessary—they are already partially present in traditions, cultures, and communities underserved by psychiatry-as-usual. The role of science is to cultivate these seeds, protect their growth, and build the infrastructures that will allow them to flourish.</text:span></text:p>
      <text:h text:style-name="P2" text:outline-level="2"><text:span text:style-name="Strong_20_Emphasis"><text:span text:style-name="T2">2.5. Teaching as Fieldwork: Ethical Restoration and Resistance through Curricula</text:span></text:span></text:h>
      <text:p text:style-name="P15"><text:span text:style-name="T2">While participant observation, advocacy, and institutional engagement defined the primary trajectory of this doctoral fieldwork, teaching itself emerged as a parallel and uniquely generative mode of inquiry. More than a vehicle for dissemination, teaching became an </text:span><text:span text:style-name="Strong_20_Emphasis"><text:span text:style-name="T2">embodied field site</text:span></text:span><text:span text:style-name="T2">, a space for forensic listening, structural diagnosis, and ethical reconstruction. This section addresses teaching not merely as academic obligation, but as a </text:span><text:span text:style-name="Strong_20_Emphasis"><text:span text:style-name="T2">methodologically rigorous, politically charged, and epistemically transformative practice</text:span></text:span><text:span text:style-name="T2">. In contexts where psychiatry is institutionalized as control, teaching restored its function as emancipation.</text:span></text:p>
      <text:p text:style-name="P15"><text:span text:style-name="T2">From the onset of doctoral activity, the researcher was integrated into undergraduate and graduate teaching at several institutions, most notably within medical and psychology faculties in Spain and Indonesia. This included lectures, seminars, curriculum design, mentoring, and public-facing talks on mental health, anthropology, shared decision-making, medical ethics, and structural violence. These engagements were neither performative nor unilateral. Rather, they functioned as </text:span><text:span text:style-name="Strong_20_Emphasis"><text:span text:style-name="T2">laboratories of dialogue and collective meaning-making</text:span></text:span><text:span text:style-name="T2">, where students, practitioners, and survivors could re-examine the foundations of psychiatric knowledge and its institutional expressions.</text:span></text:p>
      <text:p text:style-name="P15"><text:span text:style-name="T2">Each session served a dual purpose: the transmission of critically validated content, and the </text:span><text:span text:style-name="Strong_20_Emphasis"><text:span text:style-name="T2">collection of discursive and experiential data</text:span></text:span><text:span text:style-name="T2"> on how current and future professionals understand coercion, autonomy, diagnosis, and institutional trust. Through open-ended dialogue, structured reflection, and response to case studies, students revealed not only their knowledge gaps, but the sociocultural imaginaries that sustain them. Many had never been exposed to alternatives to pharmacological treatment, never discussed the ethics of involuntary commitment, nor been invited to consider the social determinants of what is framed as individual pathology. Teaching thus became </text:span><text:span text:style-name="Strong_20_Emphasis"><text:span text:style-name="T2">methodological terrain</text:span></text:span><text:span text:style-name="T2">, exposing the mental scaffolding that reproduces institutional inertia.</text:span></text:p>
      <text:p text:style-name="P15"><text:span text:style-name="T2">Pedagogical spaces also revealed how reform efforts are often obstructed long before clinical practice—</text:span><text:span text:style-name="Strong_20_Emphasis"><text:span text:style-name="T2">at the curricular and epistemic level</text:span></text:span><text:span text:style-name="T2">. Institutional silos, reductionist models, and the marginalization of medical humanities contributed to a professional formation that de-emphasized ethics, excluded user knowledge, and naturalized hierarchies of power. Within this system, the act of teaching critically—introducing lived experience, trauma-informed practice, or systemic analysis</text:span><text:soft-page-break/><text:span text:style-name="T2">—was itself perceived as risky, sometimes discouraged or actively blocked. That resistance became part of the field. Faculty discomfort, administrative constraints, and student confusion were not pedagogical challenges alone; they were manifestations of a broader defensive regime in mental health training.</text:span></text:p>
      <text:p text:style-name="P7">In response, the researcher developed a consistent, trauma-informed, and open-science pedagogical model. This included:</text:p>
      <text:list text:style-name="L14">
        <text:list-item>
          <text:p text:style-name="P13"><text:span text:style-name="T2">Use of </text:span><text:span text:style-name="Strong_20_Emphasis"><text:span text:style-name="T2">case-based learning</text:span></text:span><text:span text:style-name="T2"> grounded in real narratives (with consent and anonymization) of survivors of psychiatric violence.</text:span></text:p>
        </text:list-item>
        <text:list-item>
          <text:p text:style-name="P13"><text:span text:style-name="T2">Introduction of </text:span><text:span text:style-name="Strong_20_Emphasis"><text:span text:style-name="T2">biocultural models</text:span></text:span><text:span text:style-name="T2"> of mental health and suffering, replacing diagnostic essentialism with contextually grounded explanation.</text:span></text:p>
        </text:list-item>
        <text:list-item>
          <text:p text:style-name="P13"><text:span text:style-name="T2">Presentation of evidence on </text:span><text:span text:style-name="Strong_20_Emphasis"><text:span text:style-name="T2">shared decision-making, deprescribing, and user-led recovery</text:span></text:span><text:span text:style-name="T2">, drawing from international guidelines, legal standards, and field data.</text:span></text:p>
        </text:list-item>
        <text:list-item>
          <text:p text:style-name="P13"><text:span text:style-name="T2">Emphasis on </text:span><text:span text:style-name="Strong_20_Emphasis"><text:span text:style-name="T2">dialogue as method and ethic</text:span></text:span><text:span text:style-name="T2">, where students were co-creators of understanding rather than passive recipients of doctrine.</text:span></text:p>
        </text:list-item>
        <text:list-item>
          <text:p text:style-name="P13"><text:span text:style-name="T2">Systematic deconstruction of </text:span><text:span text:style-name="Strong_20_Emphasis"><text:span text:style-name="T2">coercion as epistemology</text:span></text:span><text:span text:style-name="T2">—not only a legal or procedural concern, but a way of thinking that undermines care.</text:span></text:p>
        </text:list-item>
      </text:list>
      <text:p text:style-name="P15"><text:span text:style-name="T2">Across Spain and Indonesia, student responses were documented in fieldnotes and feedback forms. In many cases, learners expressed shock, recognition, or even grief—acknowledging for the first time the ethical incongruities of the systems they had previously accepted as neutral or scientific. Teaching in this way made visible the </text:span><text:span text:style-name="Strong_20_Emphasis"><text:span text:style-name="T2">pedagogical void that sustains institutional denial</text:span></text:span><text:span text:style-name="T2">, and the hunger among learners for something more aligned with human rights, logic, and care.</text:span></text:p>
      <text:p text:style-name="P15"><text:span text:style-name="T2">Importantly, the act of teaching also produced </text:span><text:span text:style-name="Strong_20_Emphasis"><text:span text:style-name="T2">epistemic alliances</text:span></text:span><text:span text:style-name="T2">. Students became collaborators, questioning dominant paradigms, proposing reforms, and even joining research and dissemination efforts. Through this process, classrooms became </text:span><text:span text:style-name="Strong_20_Emphasis"><text:span text:style-name="T2">ethical infrastructures</text:span></text:span><text:span text:style-name="T2">—prefigurative institutions that demonstrated what psychiatric training might look like if it were grounded in listening, truth, and structural awareness.</text:span></text:p>
      <text:p text:style-name="P15"><text:span text:style-name="T2">The researcher’s simultaneous experience of persecution, abandonment, and violence by psychiatric and academic systems elsewhere deepened the stakes of each pedagogical encounter. To teach, in this context, was not to lecture from safety, but to speak from exposure—sharing tools not only for knowledge, but for survival. This lived dissonance created a radical form of </text:span><text:span text:style-name="Strong_20_Emphasis"><text:span text:style-name="T2">pedagogical intimacy</text:span></text:span><text:span text:style-name="T2">, where the distance between teacher and student collapsed in the urgency of structural recognition. What was at stake was not theoretical correctness, but the ability to act ethically in a broken system.</text:span></text:p>
      <text:p text:style-name="P15"><text:span text:style-name="T2">In methodological terms, teaching was the </text:span><text:span text:style-name="Strong_20_Emphasis"><text:span text:style-name="T2">feedback mechanism</text:span></text:span><text:span text:style-name="T2"> of the fieldwork. It enabled the refinement of concepts, the testing of narratives, the gauging of ethical resonance, and the immediate application of insights. Unlike other forms of field engagement, teaching was </text:span><text:span text:style-name="Strong_20_Emphasis"><text:span text:style-name="T2">public and collective</text:span></text:span><text:span text:style-name="T2">, enabling real-time validation or rejection of ideas, and building a memory of resistance among learners whose careers are only beginning. The process confirmed that open science is not only about transparency—it is about </text:span><text:span text:style-name="Strong_20_Emphasis"><text:span text:style-name="T2">building the capacity of others to carry the evidence forward</text:span></text:span><text:span text:style-name="T2">.</text:span></text:p>
      <text:p text:style-name="P15"><text:span text:style-name="T2">In sum, teaching throughout this thesis functioned as a method of inquiry, intervention, and restoration. It allowed the researcher to continue working despite exile and harm. It ensured that the </text:span><text:soft-page-break/><text:span text:style-name="T2">evidence gathered did not remain sealed in academic archives but circulated, shaped, and inspired. It proved that psychiatry can be taught differently—if there is courage to face what it has done, and what it continues to protect. In every session, in every encounter, teaching became a method to </text:span><text:span text:style-name="Strong_20_Emphasis"><text:span text:style-name="T2">turn broken knowledge into collective responsibility</text:span></text:span><text:span text:style-name="T2">.<text:line-break/><text:line-break/></text:span><text:span text:style-name="T10">2.6. Open science fieldwork and laboratory notebook keeping</text:span><text:span text:style-name="T6"><text:line-break/><text:line-break/>In parallel with formal teaching engagements and professional collaborations, a key methodological vector of this thesis was the </text:span><text:span text:style-name="Strong_20_Emphasis"><text:span text:style-name="T6">design and continuous maintenance of an open science fieldwork and laboratory notebook</text:span></text:span><text:span text:style-name="T6">, publicly accessible and hosted without restriction or paywall. This digital infrastructure was not ancillary to the research—it constituted a </text:span><text:span text:style-name="Strong_20_Emphasis"><text:span text:style-name="T6">core expression of the thesis’s ethical, epistemic, and forensic commitments</text:span></text:span><text:span text:style-name="T6">, enabling transparent documentation, structural reflection, public engagement, and collaborative dissemination across borders and audiences.</text:span></text:p>
      <text:p text:style-name="P15"><text:span text:style-name="T1">From 2021 through 2025, the researcher curated and updated an evolving online platform that served as an </text:span><text:span text:style-name="Strong_20_Emphasis"><text:span text:style-name="T1">interactive, real-time log of research activity, data interpretation, methodological reflection, and institutional engagement</text:span></text:span><text:span text:style-name="T1">. This included summaries of field missions, teaching experiences, ethical conflicts, survey design logic, and theoretical insights derived from critical medical anthropology and cognitive science. Each entry was crafted with scientific precision and pedagogical clarity, ensuring that the research process itself—normally confined to archives or academic journals—became a </text:span><text:span text:style-name="Strong_20_Emphasis"><text:span text:style-name="T1">living, visible process of collective inquiry</text:span></text:span><text:span text:style-name="T1">.</text:span></text:p>
      <text:p text:style-name="P15"><text:span text:style-name="T1">The platform also hosted </text:span><text:span text:style-name="Strong_20_Emphasis"><text:span text:style-name="T1">regular updates on new findings, risk assessments, legal developments, and international reports related to coercion in psychiatry</text:span></text:span><text:span text:style-name="T1">, with the goal of amplifying both structural awareness and the empirical visibility of institutional harm. Testimonial content, when included, followed strict ethical protocols regarding consent, anonymization, and contextualization. The open format allowed survivors, professionals, students, journalists, and other researchers to </text:span><text:span text:style-name="Strong_20_Emphasis"><text:span text:style-name="T1">engage with the work in real time</text:span></text:span><text:span text:style-name="T1">, offer commentary, share corroborating experiences, or request collaboration.</text:span></text:p>
      <text:p text:style-name="P15"><text:span text:style-name="T1">Importantly, the researcher </text:span><text:span text:style-name="Strong_20_Emphasis"><text:span text:style-name="T1">used the platform to host public events, interviews, and expert dialogues</text:span></text:span><text:span text:style-name="T1">, expanding the scope of data generation and dissemination. Global professionals and survivors were invited to share reflections on violence, reform, ethical failure, and promising practices. These sessions often addressed high-risk topics—political abuse of psychiatry, institutional betrayal, testimonial silencing—and were accompanied by annotated summaries and supporting literature. The result was a hybrid space: both </text:span><text:span text:style-name="Strong_20_Emphasis"><text:span text:style-name="T1">public pedagogical forum and qualitative research interface</text:span></text:span><text:span text:style-name="T1">, with each interaction contributing to the documentation and verification of lived experience and structural truth.</text:span></text:p>
      <text:p text:style-name="P15"><text:span text:style-name="T1">The notebook also served to </text:span><text:span text:style-name="Strong_20_Emphasis"><text:span text:style-name="T1">foster scientific partnerships</text:span></text:span><text:span text:style-name="T1">. Many of the research collaborations, policy engagements, and COST-related exchanges detailed in earlier sections of this chapter were incubated or strengthened through the visibility and transparency offered by this platform. Unlike traditional academic dissemination, which typically follows publication, this model emphasized </text:span><text:span text:style-name="Strong_20_Emphasis"><text:span text:style-name="T1">concurrent publication and collaborative reflection</text:span></text:span><text:span text:style-name="T1">. Readers were not passive recipients of results but invited participants in a process of epistemic construction and forensic witnessing.</text:span></text:p>
      <text:p text:style-name="P15"><text:soft-page-break/><text:span text:style-name="T1">Aligned with the thesis’s commitment to </text:span><text:span text:style-name="Strong_20_Emphasis"><text:span text:style-name="T1">open science and reproducibility</text:span></text:span><text:span text:style-name="T1">, all relevant tools—such as survey instruments, teaching materials, and analytical protocols—were made publicly available for reuse, adaptation, or critique. Where appropriate, links to preprints, reports, or formal submissions were embedded in context, ensuring a documented research trail that could withstand institutional challenge or denial. This transparency extended to the limits and failures of research as well: the platform did not hide methodological difficulties, access limitations, or the personal cost of conducting science under repression. These realities were explicitly named and reflected upon as part of a broader commitment to </text:span><text:span text:style-name="Strong_20_Emphasis"><text:span text:style-name="T1">scientific integrity and accountability under pressure</text:span></text:span><text:span text:style-name="T1">.</text:span></text:p>
      <text:p text:style-name="P15"><text:span text:style-name="T1">The public notebook also became a </text:span><text:span text:style-name="Strong_20_Emphasis"><text:span text:style-name="T1">site of personal and collective resilience</text:span></text:span><text:span text:style-name="T1">, offering connection and validation to others experiencing institutional violence or ethical distress. Many readers responded privately with confirmation, solidarity, or requests for dialogue. In this sense, the dissemination work operated as a form of structural antidote: </text:span><text:span text:style-name="Strong_20_Emphasis"><text:span text:style-name="T1">breaking the silence that sustains abuse by documenting its logic and opening it to scrutiny</text:span></text:span><text:span text:style-name="T1">. It also helped to preserve memory and archive voices that might otherwise be erased from official records.</text:span></text:p>
      <text:p text:style-name="P15"><text:span text:style-name="T1">In methodological terms, this dissemination platform constitutes a </text:span><text:span text:style-name="Strong_20_Emphasis"><text:span text:style-name="T1">non-institutional, epistemically robust form of participant observation and knowledge co-production</text:span></text:span><text:span text:style-name="T1">. It enables the synthesis of testimony, legal logic, public policy, and anthropological critique into a unified, accessible framework. It embodies a pedagogy of restoration: the effort to reconstruct truth in a world structured to deny it, and to </text:span><text:span text:style-name="Strong_20_Emphasis"><text:span text:style-name="T1">disseminate knowledge not as commodity, but as shared responsibility</text:span></text:span><text:span text:style-name="T1">.</text:span></text:p>
      <text:p text:style-name="P15"><text:span text:style-name="T1">This public documentation effort is inseparable from the thesis itself. It reflects a </text:span><text:span text:style-name="Strong_20_Emphasis"><text:span text:style-name="T1">scientific practice embedded in radical transparency, survivor solidarity, and real-time methodological evolution</text:span></text:span><text:span text:style-name="T1">. As such, it stands as both an archival supplement and an ethical instrument—ensuring that this thesis is not only about what was done, but about how, and with whom, and why.</text:span></text:p>
      <text:h text:style-name="P2" text:outline-level="2"><text:span text:style-name="Strong_20_Emphasis"><text:span text:style-name="T2">2.</text:span></text:span><text:span text:style-name="Strong_20_Emphasis"><text:span text:style-name="T6">7</text:span></text:span><text:span text:style-name="Strong_20_Emphasis"><text:span text:style-name="T2">. Participation in Policy and Forum Engagements: Strategic Interfaces and Ethical Navigation</text:span></text:span></text:h>
      <text:p text:style-name="P15"><text:span text:style-name="T2">In parallel with immersive fieldwork and teaching, a distinct vector of this doctoral research involved structured participation in </text:span><text:span text:style-name="Strong_20_Emphasis"><text:span text:style-name="T2">policy, institutional, and forum-based engagements</text:span></text:span><text:span text:style-name="T2">. These activities formed a critical part of the thesis’s action-research methodology—not as peripheral advocacy, but as an intentional process of </text:span><text:span text:style-name="Strong_20_Emphasis"><text:span text:style-name="T2">interfacing with power</text:span></text:span><text:span text:style-name="T2"> to document structural resistance, promote reform, and expose denial. The aim was not simply to observe policy evolution, but to contribute scientific evidence, </text:span><text:span text:style-name="Strong_20_Emphasis"><text:span text:style-name="T2">act on ethical responsibility</text:span></text:span><text:span text:style-name="T2">, and rigorously record institutional responses to truth-telling.</text:span></text:p>
      <text:p text:style-name="P15"><text:span text:style-name="T2">Between 2020 and 2025, the researcher engaged directly with a range of actors: </text:span><text:span text:style-name="Strong_20_Emphasis"><text:span text:style-name="T2">professional associations, government agencies, ombudsman offices, international networks, equality bodies, and academic ethics platforms</text:span></text:span><text:span text:style-name="T2">. Many of these engagements were facilitated through or aligned with the </text:span><text:span text:style-name="Strong_20_Emphasis"><text:span text:style-name="T2">ReMO COST Action</text:span></text:span><text:span text:style-name="T2">, whose thematic work on researcher mental health, academic institutional dynamics, and systemic burnout provided a structured space for addressing violence and repression within both clinical and research institutions. However, the engagements also extended beyond ReMO—into dialogues on national reform agendas, legal accountability, and international standards.</text:span></text:p>
      <text:p text:style-name="P15"><text:soft-page-break/><text:span text:style-name="T2">A key contribution during this period was the researcher’s support to the </text:span><text:span text:style-name="Strong_20_Emphasis"><text:span text:style-name="T2">Council of Europe’s initiative on non-coercive approaches in mental health</text:span></text:span><text:span text:style-name="T2">. This engagement involved both substantive input on empirical data—drawn from fieldwork and survey findings—and conceptual contributions on shared decision-making, trauma-informed care, and the conditions that enable or prevent coercion. The Council’s evolving guidance document, aimed at reorienting mental health services in Europe toward rights-based, voluntary, and person-centered approaches, incorporated the very critiques and alternatives this thesis brings to the fore. Participation in this process was not only a contribution to supranational policy development, but a validation of the thesis’s core analytic claims at the level of European governance.</text:span></text:p>
      <text:p text:style-name="P7">Other engagements included:</text:p>
      <text:list text:style-name="L15">
        <text:list-item>
          <text:p text:style-name="P14"><text:span text:style-name="Strong_20_Emphasis"><text:span text:style-name="T2">Written contributions and policy recommendations</text:span></text:span><text:span text:style-name="T2"> to Spain’s Mental Health Action Plan (2021–2027), with a specific focus on shared decision-making, medication autonomy, and reduction of psychiatric coercion.</text:span></text:p>
        </text:list-item>
        <text:list-item>
          <text:p text:style-name="P14"><text:span text:style-name="Strong_20_Emphasis"><text:span text:style-name="T2">Formal submissions and oral reports to public health administrations and equality bodies</text:span></text:span><text:span text:style-name="T2">, including documentation of psychiatric abuses, legal contradictions, and institutional failures to protect victims—particularly in cases where services obstructed reporting or retaliation followed professional ethical behavior.</text:span></text:p>
        </text:list-item>
        <text:list-item>
          <text:p text:style-name="P14"><text:span text:style-name="T2">Dialogues with </text:span><text:span text:style-name="Strong_20_Emphasis"><text:span text:style-name="T2">professional associations and medical colleges</text:span></text:span><text:span text:style-name="T2">, offering scientific support for curriculum reform, ethical education, and the integration of lived experience in service design.</text:span></text:p>
        </text:list-item>
        <text:list-item>
          <text:p text:style-name="P14"><text:span text:style-name="Strong_20_Emphasis"><text:span text:style-name="T2">Strategic knowledge-sharing with survivor-led networks and legal experts</text:span></text:span><text:span text:style-name="T2">, contributing to the broader ecosystem of resistance and the documentation of harm in real time.</text:span></text:p>
        </text:list-item>
      </text:list>
      <text:p text:style-name="P15"><text:span text:style-name="T2">These policy engagements were approached not as external addenda to the research, but as </text:span><text:span text:style-name="Strong_20_Emphasis"><text:span text:style-name="T2">embedded diagnostic mechanisms</text:span></text:span><text:span text:style-name="T2">. Each contact, meeting, or response was assessed as data: how institutions respond to truth; whether reform spaces tolerate survivor narrative; and what bureaucratic mechanisms are used to manage, delay, or dismiss demands for justice. Across contexts, a consistent pattern emerged: </text:span><text:span text:style-name="Strong_20_Emphasis"><text:span text:style-name="T2">welcoming of abstract recommendations, rejection of concrete accountability</text:span></text:span><text:span text:style-name="T2">. Institutions were willing to discuss reform in general terms but rarely willing to investigate their own failings or name perpetrators of ongoing harm.</text:span></text:p>
      <text:p text:style-name="P15"><text:span text:style-name="T2">Still, several interlocutors within these structures—individual professionals, advisors, and civil servants—offered support, confirmed findings off record, or quietly expressed agreement with the evidence presented. These informal signals, while insufficient for systemic transformation, validated the </text:span><text:span text:style-name="Strong_20_Emphasis"><text:span text:style-name="T2">methodological clarity and strategic necessity</text:span></text:span><text:span text:style-name="T2"> of engagement. Policy spaces, even when unreceptive or defensive, remain </text:span><text:span text:style-name="Strong_20_Emphasis"><text:span text:style-name="T2">critical sites of knowledge translation</text:span></text:span><text:span text:style-name="T2">—opportunities to register the presence of dissent and to ensure that the structural memory of violence is neither buried nor erased.</text:span></text:p>
      <text:p text:style-name="P15"><text:span text:style-name="T2">Throughout this engagement work, the researcher upheld the principles of </text:span><text:span text:style-name="Strong_20_Emphasis"><text:span text:style-name="T2">open science, documentation ethics, and survivor-centered accountability</text:span></text:span><text:span text:style-name="T2">. All recommendations were supported by primary evidence, anonymized as needed, and presented with operational clarity. The researcher refused participation in settings that demanded epistemic erasure, silencing, or reputational compromise. Where engagement became performative or conditional on self-</text:span><text:soft-page-break/><text:span text:style-name="T2">censorship, the activity itself was documented as part of the forensic evidence base: institutions that refuse truth under polite pretenses still uphold violence through omission.</text:span></text:p>
      <text:p text:style-name="P15"><text:span text:style-name="T2">In methodological terms, this axis of the research confirms the value of </text:span><text:span text:style-name="Strong_20_Emphasis"><text:span text:style-name="T2">multi-level action-research</text:span></text:span><text:span text:style-name="T2">, where field immersion, pedagogical transformation, and institutional confrontation operate together. Participation in policy dialogue is not a secondary channel but a </text:span><text:span text:style-name="Strong_20_Emphasis"><text:span text:style-name="T2">core component of justice-oriented scientific method</text:span></text:span><text:span text:style-name="T2">. It enables visibility of denial structures, facilitates strategic knowledge circulation, and tests the limits of reform culture under conditions of risk. When institutions pretend not to know, these engagements show otherwise. When denial is weaponized as policy, science must respond with permanent and public record.</text:span></text:p>
      <text:p text:style-name="P15"><text:span text:style-name="T2">In sum, policy and forum participation within this thesis served not only to advocate, but to </text:span><text:span text:style-name="Strong_20_Emphasis"><text:span text:style-name="T2">expose, register, and build future pathways of truth</text:span></text:span><text:span text:style-name="T2">. The interface between scientific knowledge and institutional legitimacy is fraught, but necessary. This research entered that space with rigor and left behind documentation no bureaucracy can ethically ignore.</text:span></text:p>
      <text:h text:style-name="P2" text:outline-level="2"><text:span text:style-name="Strong_20_Emphasis"><text:span text:style-name="T2">2.</text:span></text:span><text:span text:style-name="Strong_20_Emphasis"><text:span text:style-name="T6">8</text:span></text:span><text:span text:style-name="Strong_20_Emphasis"><text:span text:style-name="T2">. Consolidation, Network Building, and Research Implementation through Best Practices Platforms</text:span></text:span></text:h>
      <text:p text:style-name="P15"><text:span text:style-name="T2">The methodological arc of this thesis concludes not with a passive summary, but with a forward-oriented consolidation of the collaborative infrastructures, translational pathways, and applied research initiatives that emerged as both consequence and continuation of the empirical work undertaken between 2020 and 2025. The articulation of these efforts—materialized in funded projects and inter-institutional frameworks—is not presented as speculative future work, but as </text:span><text:span text:style-name="Strong_20_Emphasis"><text:span text:style-name="T2">ongoing implementation of evidence-based, rights-aligned, and scientifically grounded best practices</text:span></text:span><text:span text:style-name="T2"> in mental health and human well-being.</text:span></text:p>
      <text:p text:style-name="P15"><text:span text:style-name="T2">These initiatives are not introduced as alternatives to dominant psychiatric paradigms, but as </text:span><text:span text:style-name="Strong_20_Emphasis"><text:span text:style-name="T2">scientific embodiments of better standards already validated and ready for adoption</text:span></text:span><text:span text:style-name="T2">. The notion of best practice is here understood dynamically: as the intersection of ethical commitment, structural feasibility, and rigorous evidence—always situated, and always in process of refinement. The researcher’s methodological role in shaping, coordinating, and operationalizing these platforms is documented not as advocacy, but as research design executed through </text:span><text:span text:style-name="Strong_20_Emphasis"><text:span text:style-name="T2">action-research, open science, and global epistemic partnership</text:span></text:span><text:span text:style-name="T2">.</text:span></text:p>
      <text:p text:style-name="P15"><text:span text:style-name="T2">The cornerstone of this consolidation is the </text:span><text:span text:style-name="Strong_20_Emphasis"><text:span text:style-name="T2">EU BEACON One Health Education COST Action (CA24106)</text:span></text:span><text:span text:style-name="T2">, formally funded through the European Cooperation in Science and Technology framework and built upon the critical findings of this dissertation. BEACON was not merely inspired by the research—it was technically structured and co-authored by the researcher, integrating the conceptual, medical, educational, and legal frameworks proposed across the empirical and theoretical sections of the thesis. The action adopts a transdisciplinary methodology to strengthen mental health, ecological awareness, and ethical clinical education across Europe and globally. Its operational strategy emphasizes the need for scalable, community-embedded, and culturally sensitive implementation of best practices, aligned with a </text:span><text:span text:style-name="Strong_20_Emphasis"><text:span text:style-name="T2">One Health vision that situates human well-being within planetary systems</text:span></text:span><text:span text:style-name="T2">.</text:span></text:p>
      <text:p text:style-name="P15"><text:span text:style-name="T2">In parallel, the </text:span><text:span text:style-name="Strong_20_Emphasis"><text:span text:style-name="T2">CliMent project</text:span></text:span><text:span text:style-name="T2"> (Clinical Mental Health Ethics and Epistemology Network) develops a cross-institutional platform to support the scientific and ethical evaluation of mental health interventions. It focuses on the epistemological quality of decision-making, the prevention of </text:span><text:soft-page-break/><text:span text:style-name="T2">coercion, and the validation of emerging models such as shared decision-making and collaborative medication management. This doctoral research has directly informed the conceptual foundations of CliMent, and its implementation roadmap draws from the structural and forensic insights presented in the thesis.</text:span></text:p>
      <text:p text:style-name="P15"><text:span text:style-name="T2">The </text:span><text:span text:style-name="Strong_20_Emphasis"><text:span text:style-name="T2">Youth Digital Mental Health</text:span></text:span><text:span text:style-name="T2"> initiative complements these efforts by targeting educational ecosystems and early intervention strategies. It builds upon findings related to the systemic disempowerment of youth in clinical and legal processes, and the lack of meaningful prevention through social, cognitive, and nutritional support. The project engages with digital ethnography, participatory design, and educational policy to </text:span><text:span text:style-name="Strong_20_Emphasis"><text:span text:style-name="T2">foster resilience, narrative agency, and structural protection</text:span></text:span><text:span text:style-name="T2"> among youth populations, particularly in contexts marked by institutional violence and socio-economic precarity.</text:span></text:p>
      <text:p text:style-name="P15"><text:span text:style-name="T2">Finally, the </text:span><text:span text:style-name="Strong_20_Emphasis"><text:span text:style-name="T2">SocialMent project</text:span></text:span><text:span text:style-name="T2">, funded under Spain’s 2023 Proyectos de Generación de Conocimiento program (PID2023-148482NB-I00), anchors the research locally by mapping and analyzing grassroots and institutional initiatives that promote autonomy in mental health. It applies a combined ethnographic and cartographic methodology to identify existing practices across Spain that advance human dignity and reduce psychiatric coercion. The researcher’s participation in this project is both scientific and operational, contributing not only empirical insight but also structural design and ethical coordination. SocialMent focuses explicitly on the concept of </text:span><text:span text:style-name="Strong_20_Emphasis"><text:span text:style-name="T2">autonomy as a structuring principle</text:span></text:span><text:span text:style-name="T2">, not a rhetorical objective, and aims to translate research into actionable pedagogies, institutional standards, and public visibility.</text:span></text:p>
      <text:p text:style-name="P15"><text:span text:style-name="T2">Together, these interrelated platforms reflect a methodological continuum that extends the research beyond academic publication and into structural deployment. They respond directly to the thesis's core findings: that coercion is not a clinical necessity but a systemic failure; that shared decision-making is not an ideal but a </text:span><text:span text:style-name="Strong_20_Emphasis"><text:span text:style-name="T2">professional obligation grounded in scientific and ethical standards</text:span></text:span><text:span text:style-name="T2">; and that structural violence must be addressed through </text:span><text:span text:style-name="Strong_20_Emphasis"><text:span text:style-name="T2">intersectoral, interdisciplinary, and globally accountable practice</text:span></text:span><text:span text:style-name="T2">.</text:span></text:p>
      <text:p text:style-name="P15"><text:span text:style-name="T2">Throughout all these initiatives, the researcher’s commitment to </text:span><text:span text:style-name="Strong_20_Emphasis"><text:span text:style-name="T2">open science, transparency, and reproducibility</text:span></text:span><text:span text:style-name="T2"> remains central. All protocols, instruments, and methodological tools developed or adapted—such as the surveys analyzed in Chapters 3 and 4—have been designed and disseminated through open platforms, ensuring accessibility and replicability. These practices are not decorative but epistemically foundational: they allow for </text:span><text:span text:style-name="Strong_20_Emphasis"><text:span text:style-name="T2">external scrutiny, international dialogue, and protection of vulnerable populations</text:span></text:span><text:span text:style-name="T2"> through traceable, ethical, and inclusive research.</text:span></text:p>
      <text:p text:style-name="P15"><text:span text:style-name="T2">The engagement with these platforms also affirms the necessity of </text:span><text:span text:style-name="Strong_20_Emphasis"><text:span text:style-name="T2">network-based action</text:span></text:span><text:span text:style-name="T2"> in contexts where institutional inertia, denial, or corruption obstruct isolated efforts. The platforms consolidate scientific and legal consensus, enable survivor-led participation, and integrate </text:span><text:span text:style-name="Strong_20_Emphasis"><text:span text:style-name="T2">transcultural and transdisciplinary expertise</text:span></text:span><text:span text:style-name="T2"> across clinical, educational, and policy domains. They allow the thesis findings to be translated into real-world reform—not as an afterthought, but as methodological continuity.</text:span></text:p>
      <text:p text:style-name="P15"><text:span text:style-name="T2">In sum, this final methodological section confirms that </text:span><text:span text:style-name="Strong_20_Emphasis"><text:span text:style-name="T2">consolidation, coordination, and structural engagement are not post-research activities</text:span></text:span><text:span text:style-name="T2">, but integral to a rigorous, ethically grounded, and justice-oriented scientific method. The researcher’s leadership and contribution to these initiatives demonstrate that even under severe conditions of threat, displacement, and </text:span><text:soft-page-break/><text:span text:style-name="T2">repression, </text:span><text:span text:style-name="Strong_20_Emphasis"><text:span text:style-name="T2">scientific truth and human dignity can be defended and operationalized</text:span></text:span><text:span text:style-name="T2">—if systems are built to support them, and if those building them do not look away.</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16:02:13.198742989</meta:creation-date>
    <dc:date>2025-06-23T16:02:28.967764845</dc:date>
    <meta:editing-duration>PT18S</meta:editing-duration>
    <meta:editing-cycles>1</meta:editing-cycles>
    <meta:document-statistic meta:table-count="0" meta:image-count="0" meta:object-count="0" meta:page-count="25" meta:paragraph-count="174" meta:word-count="11694" meta:character-count="86970" meta:non-whitespace-character-count="75577"/>
    <meta:generator>LibreOffice/24.2.7.2$Linux_X86_64 LibreOffice_project/420$Build-2</meta:generator>
  </office:meta>
</office:document-meta>
</file>